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ООП: розробка сховища даних</text:title></text:p>
      <text:p text:style-name="OrgTitle"/>
      <text:p text:style-name="OrgSubtitle"><text:initial-creator>Авраменко Ігор Андрійович 201-Б</text:initial-creator></text:p>
      <text:p text:style-name="OrgSubtitle"/>
      <text:p text:style-name="OrgSubtitle"><text:span text:style-name="OrgActiveTimestamp">&lt;2025-03-09 Sun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ae2c35">1. Самостійна частина. Варіант 1</text:a></text:p>
          <text:p text:style-name="Contents_20_2"><text:a xlink:type="simple" xlink:href="#org0aeac3a">1.1. Крок 1. Створити клас, який містить конструктор классу; на основі класу створити декілька об‘єктів.</text:a></text:p>
          <text:p text:style-name="Contents_20_2"><text:a xlink:type="simple" xlink:href="#org63d63cf">1.2. Крок 2. Додати методи, які визначають поведінку об‘єктів.</text:a></text:p>
          <text:p text:style-name="Contents_20_2"><text:a xlink:type="simple" xlink:href="#org0312e23">1.3. Крок 3. Перевантаження операторів.</text:a></text:p>
          <text:p text:style-name="Contents_20_2"><text:a xlink:type="simple" xlink:href="#org8c069e7">1.4. Крок 4. Адаптація поведінки за допомогою підкласів.</text:a></text:p>
          <text:p text:style-name="Contents_20_2"><text:a xlink:type="simple" xlink:href="#org81e7f95">1.5. Крок 5. Адаптація конструкторів (додати адаптований конструктор в підклас).</text:a></text:p>
          <text:p text:style-name="Contents_20_2"><text:a xlink:type="simple" xlink:href="#orgfd9722e">1.6. Крок 6. Збереження об'єктів в базі даних (модулі shelve і dbm). Дослідження сховища в інтерактивному сеансі.</text:a></text:p>
          <text:p text:style-name="Contents_20_3"><text:a xlink:type="simple" xlink:href="#orgcb95834">1.6.1. Модуль shelve</text:a></text:p>
          <text:p text:style-name="Contents_20_3"><text:a xlink:type="simple" xlink:href="#orga50bd8e">1.6.2. Модуль dbm</text:a></text:p>
        </text:index-body>
      </text:table-of-content>
      <text:h text:style-name="Heading_20_1" text:outline-level="1" text:is-list-header="false">
<text:bookmark-start text:name="OrgXref.org9ae2c35"/>
<text:bookmark text:name="org9ae2c35"/>Самостійна частина. Варіант 1
<text:bookmark-end text:name="OrgXref.org9ae2c35"/></text:h>
      <text:h text:style-name="Heading_20_2" text:outline-level="2" text:is-list-header="false">
<text:bookmark-start text:name="OrgXref.org0aeac3a"/>
<text:bookmark text:name="org0aeac3a"/>Крок 1. Створити клас, який містить конструктор классу; на основі класу створити декілька об‘єктів.
<text:bookmark-end text:name="OrgXref.org0aeac3a"/></text:h>
      <text:p text:style-name="OrgSrcBlock"><text:span text:style-name="OrgSrcFontLockKeywordFace">class</text:span><text:s/><text:span text:style-name="OrgSrcFontLockTypeFace">audytoriya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nomer,<text:s/>purpose<text:s/><text:span text:style-name="OrgSrcFontLockOperatorFace">=</text:span><text:s/><text:span text:style-name="OrgSrcFontLockConstantFace">None</text:span>,<text:s/>sits<text:s/><text:span text:style-name="OrgSrcFontLockOperatorFace">=</text:span><text:s/><text:span text:style-name="OrgSrcHighlightNumbersNumber">0</text:span><text:span text:style-name="OrgSrcRainbowDelimitersDepth1Face">)</text:span>:</text:p>
      <text:p text:style-name="OrgSrcBlock"><text:s/><text:s/><text:s/><text:s/><text:s/><text:s/><text:s/><text:s/><text:span text:style-name="OrgSrcFontLockKeywordFace">self</text:span>.<text:span text:style-name="OrgSrcFontLockVariableNameFace">nomer</text:span><text:s/><text:s/><text:s/><text:span text:style-name="OrgSrcFontLockOperatorFace">=</text:span><text:s/>nomer</text:p>
      <text:p text:style-name="OrgSrcBlock"><text:s/><text:s/><text:s/><text:s/><text:s/><text:s/><text:s/><text:s/><text:span text:style-name="OrgSrcFontLockKeywordFace">self</text:span>.<text:span text:style-name="OrgSrcFontLockVariableNameFace">purpose</text:span><text:s/><text:span text:style-name="OrgSrcFontLockOperatorFace">=</text:span><text:s/>purpose</text:p>
      <text:p text:style-name="OrgSrcBlock"><text:s/><text:s/><text:s/><text:s/><text:s/><text:s/><text:s/><text:s/><text:span text:style-name="OrgSrcFontLockKeywordFace">self</text:span>.<text:span text:style-name="OrgSrcFontLockVariableNameFace">sits</text:span><text:s/><text:s/><text:s/><text:s/><text:span text:style-name="OrgSrcFontLockOperatorFace">=</text:span><text:s/>sits</text:p>
      <text:p text:style-name="OrgSrcBlock"/>
      <text:p text:style-name="OrgSrcBlock"><text:span text:style-name="OrgSrcFontLockKeywordFace">if</text:span><text:s/><text:span text:style-name="OrgSrcFontLockBuiltinFace">__name__</text:span><text:s/><text:span text:style-name="OrgSrcFontLockOperatorFace">==</text:span><text:s/><text:span text:style-name="OrgSrcFontLockStringFace">"__main__"</text:span>:</text:p>
      <text:p text:style-name="OrgSrcBlock"><text:s/><text:s/><text:s/><text:s/><text:span text:style-name="OrgSrcFontLockVariableNameFace">audytoriya_0</text:span><text:s/><text:s/><text:span text:style-name="OrgSrcFontLockOperatorFace">=</text:span><text:s/>audytoriya<text:span text:style-name="OrgSrcRainbowDelimitersDepth1Face">(</text:span><text:span text:style-name="OrgSrcHighlightNumbersNumber">0</text:span><text:span text:style-name="OrgSrcRainbowDelimitersDepth1Face">)</text:span></text:p>
      <text:p text:style-name="OrgSrcBlock"><text:s/><text:s/><text:s/><text:s/><text:span text:style-name="OrgSrcFontLockVariableNameFace">audytoriya_39</text:span><text:s/><text:span text:style-name="OrgSrcFontLockOperatorFace">=</text:span><text:s/>audytoriya<text:span text:style-name="OrgSrcRainbowDelimitersDepth1Face">(</text:span><text:span text:style-name="OrgSrcHighlightNumbersNumber">39</text:span>,<text:s/><text:span text:style-name="OrgSrcFontLockStringFace">"Лекційна"</text:span>,<text:span text:style-name="OrgSrcHighlightNumbersNumber">100</text:span><text:span text:style-name="OrgSrcRainbowDelimitersDepth1Face">)</text:span></text:p>
      <text:p text:style-name="OrgSrcBlock"><text:s/><text:s/><text:s/><text:s/><text:span text:style-name="OrgSrcFontLockBuiltinFace">print</text:span><text:span text:style-name="OrgSrcRainbowDelimitersDepth1Face">(</text:span>audytoriya_0.nomer,<text:s/>audytoriya_0.purpose,<text:s/>audytoriya_0.sits<text:span text:style-name="OrgSrcRainbowDelimitersDepth1Face">)</text:span></text:p>
      <text:p text:style-name="OrgSrcBlockLastLine"><text:s/><text:s/><text:s/><text:s/><text:span text:style-name="OrgSrcFontLockBuiltinFace">print</text:span><text:span text:style-name="OrgSrcRainbowDelimitersDepth1Face">(</text:span>audytoriya_39.nomer,<text:s/>audytoriya_39.purpose,<text:s/>audytoriya_39.sits<text:span text:style-name="OrgSrcRainbowDelimitersDepth1Face">)</text:span></text:p>
      <text:p text:style-name="OrgSrcBlock">0<text:s/>None<text:s/>0</text:p>
      <text:p text:style-name="OrgSrcBlockLastLine">39<text:s/>Лекційна<text:s/>100</text:p>
      <text:p text:style-name="OrgSrcBlock"><text:span text:style-name="OrgSrcFontLockKeywordFace">import</text:span><text:s/>avramenko_3_var_1_step_1</text:p>
      <text:p text:style-name="OrgSrcBlockLastLine"><text:span text:style-name="OrgSrcFontLockBuiltinFace">print</text:span><text:span text:style-name="OrgSrcRainbowDelimitersDepth1Face">(</text:span><text:span text:style-name="OrgSrcFontLockStringFace">"hello<text:s/>world"</text:span><text:span text:style-name="OrgSrcRainbowDelimitersDepth1Face">)</text:span></text:p>
      <text:p text:style-name="OrgSrcBlockLastLine">hello<text:s/>world</text:p>
      <text:h text:style-name="Heading_20_2" text:outline-level="2" text:is-list-header="false">
<text:bookmark-start text:name="OrgXref.org63d63cf"/>
<text:bookmark text:name="org63d63cf"/>Крок 2. Додати методи, які визначають поведінку об‘єктів.
<text:bookmark-end text:name="OrgXref.org63d63cf"/></text:h>
      <text:p text:style-name="OrgSrcBlock"><text:span text:style-name="OrgSrcFontLockKeywordFace">class</text:span><text:s/><text:span text:style-name="OrgSrcFontLockTypeFace">audytoriya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omer,purpose<text:s/><text:span text:style-name="OrgSrcFontLockOperatorFace">=</text:span><text:s/><text:span text:style-name="OrgSrcFontLockConstantFace">None</text:span>,sits<text:s/><text:span text:style-name="OrgSrcFontLockOperatorFace">=</text:span><text:s/><text:span text:style-name="OrgSrcHighlightNumbersNumber">0</text:span><text:span text:style-name="OrgSrcRainbowDelimitersDepth1Face">)</text:span>:</text:p>
      <text:p text:style-name="OrgSrcBlock"><text:s/><text:s/><text:s/><text:s/><text:s/><text:s/><text:s/><text:s/><text:span text:style-name="OrgSrcFontLockKeywordFace">self</text:span>.setNomer<text:span text:style-name="OrgSrcRainbowDelimitersDepth1Face">(</text:span>nomer<text:span text:style-name="OrgSrcRainbowDelimitersDepth1Face">)</text:span>,<text:s/><text:span text:style-name="OrgSrcFontLockKeywordFace">self</text:span>.setPurpose<text:span text:style-name="OrgSrcRainbowDelimitersDepth1Face">(</text:span>purpose<text:span text:style-name="OrgSrcRainbowDelimitersDepth1Face">)</text:span>,<text:s/><text:span text:style-name="OrgSrcFontLockKeywordFace">self</text:span>.setSits<text:span text:style-name="OrgSrcRainbowDelimitersDepth1Face">(</text:span>sits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LessSits</text:span><text:span text:style-name="OrgSrcRainbowDelimitersDepth1Face">(</text:span><text:span text:style-name="OrgSrcFontLockKeywordFace">self</text:span>,<text:s/>deleted_sits<text:span text:style-name="OrgSrcRainbowDelimitersDepth1Face">)</text:span>:</text:p>
      <text:p text:style-name="OrgSrcBlock"><text:s/><text:s/><text:s/><text:s/><text:s/><text:s/><text:s/><text:s/><text:span text:style-name="OrgSrcFontLockKeywordFace">self</text:span>.<text:span text:style-name="OrgSrcFontLockVariableNameFace">sits</text:span><text:s/><text:span text:style-name="OrgSrcFontLockOperatorFace">-=</text:span><text:s/>deleted_sits</text:p>
      <text:p text:style-name="OrgSrcBlock"><text:s/><text:s/><text:s/><text:s/><text:span text:style-name="OrgSrcFontLockKeywordFace">def</text:span><text:s/><text:span text:style-name="OrgSrcFontLockFunctionNameFace">MoreSits</text:span><text:span text:style-name="OrgSrcRainbowDelimitersDepth1Face">(</text:span><text:span text:style-name="OrgSrcFontLockKeywordFace">self</text:span>,<text:s/>added_sits<text:span text:style-name="OrgSrcRainbowDelimitersDepth1Face">)</text:span>:</text:p>
      <text:p text:style-name="OrgSrcBlock"><text:s/><text:s/><text:s/><text:s/><text:s/><text:s/><text:s/><text:s/><text:span text:style-name="OrgSrcFontLockKeywordFace">self</text:span>.<text:span text:style-name="OrgSrcFontLockVariableNameFace">sits</text:span><text:s/><text:span text:style-name="OrgSrcFontLockOperatorFace">+=</text:span><text:s/>added_sits</text:p>
      <text:p text:style-name="OrgSrcBlock"/>
      <text:p text:style-name="OrgSrcBlock"><text:s/><text:s/><text:s/><text:s/><text:span text:style-name="OrgSrcFontLockCommentDelimiterFace">#<text:s/><text:s/><text:s/><text:s/></text:span><text:span text:style-name="OrgSrcFontLockCommentFace">GET</text:span></text:p>
      <text:p text:style-name="OrgSrcBlock"><text:s/><text:s/><text:s/><text:s/><text:span text:style-name="OrgSrcFontLockKeywordFace">def</text:span><text:s/><text:span text:style-name="OrgSrcFontLockFunctionNameFace">getNomer</text:span><text:span text:style-name="OrgSrcRainbowDelimitersDepth1Face">(</text:span><text:span text:style-name="OrgSrcFontLockKeywordFace">self</text:span><text:span text:style-name="OrgSrcRainbowDelimitersDepth1Face">)</text:span><text:s/><text:s/>:<text:s/><text:span text:style-name="OrgSrcFontLockKeywordFace">return</text:span><text:span text:style-name="OrgSrcRainbowDelimitersDepth1Face">(</text:span><text:span text:style-name="OrgSrcFontLockKeywordFace">self</text:span>.nomer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getPurpose</text:span><text:span text:style-name="OrgSrcRainbowDelimitersDepth1Face">(</text:span><text:span text:style-name="OrgSrcFontLockKeywordFace">self</text:span><text:span text:style-name="OrgSrcRainbowDelimitersDepth1Face">)</text:span>:<text:s/><text:span text:style-name="OrgSrcFontLockKeywordFace">return</text:span><text:span text:style-name="OrgSrcRainbowDelimitersDepth1Face">(</text:span><text:span text:style-name="OrgSrcFontLockKeywordFace">self</text:span>.purpose<text:s/><text:span text:style-name="OrgSrcFontLockKeywordFace">if</text:span><text:s/><text:span text:style-name="OrgSrcFontLockKeywordFace">self</text:span>.purpose<text:s/><text:span text:style-name="OrgSrcFontLockOperatorFace">!=</text:span><text:s/><text:span text:style-name="OrgSrcFontLockConstantFace">None</text:span><text:s/><text:span text:style-name="OrgSrcFontLockKeywordFace">else</text:span><text:s/><text:span text:style-name="OrgSrcFontLockStringFace">"не<text:s/>визначене"</text:span>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getSits</text:span><text:span text:style-name="OrgSrcRainbowDelimitersDepth1Face">(</text:span><text:span text:style-name="OrgSrcFontLockKeywordFace">self</text:span><text:span text:style-name="OrgSrcRainbowDelimitersDepth1Face">)</text:span><text:s/><text:s/><text:s/>:<text:s/><text:span text:style-name="OrgSrcFontLockKeywordFace">return</text:span><text:span text:style-name="OrgSrcRainbowDelimitersDepth1Face">(</text:span><text:span text:style-name="OrgSrcFontLockKeywordFace">self</text:span>.sits<text:s/><text:s/><text:s/><text:s/><text:span text:style-name="OrgSrcFontLockKeywordFace">if</text:span><text:s/><text:span text:style-name="OrgSrcFontLockKeywordFace">self</text:span>.sits<text:s/><text:s/><text:s/><text:s/><text:span text:style-name="OrgSrcFontLockOperatorFace">!=</text:span><text:s/><text:span text:style-name="OrgSrcHighlightNumbersNumber">0</text:span><text:s/><text:s/><text:s/><text:s/><text:span text:style-name="OrgSrcFontLockKeywordFace">else</text:span><text:s/><text:span text:style-name="OrgSrcFontLockStringFace">"не<text:s/>визначена"</text:span><text:span text:style-name="OrgSrcRainbowDelimitersDepth1Face">)</text:span></text:p>
      <text:p text:style-name="OrgSrcBlock"/>
      <text:p text:style-name="OrgSrcBlock"><text:s/><text:s/><text:s/><text:s/><text:span text:style-name="OrgSrcFontLockCommentDelimiterFace">#<text:s/><text:s/><text:s/><text:s/></text:span><text:span text:style-name="OrgSrcFontLockCommentFace">SET</text:span></text:p>
      <text:p text:style-name="OrgSrcBlock"><text:s/><text:s/><text:s/><text:s/><text:span text:style-name="OrgSrcFontLockKeywordFace">def</text:span><text:s/><text:span text:style-name="OrgSrcFontLockFunctionNameFace">setNomer</text:span><text:span text:style-name="OrgSrcRainbowDelimitersDepth1Face">(</text:span><text:span text:style-name="OrgSrcFontLockKeywordFace">self</text:span>,nomer<text:span text:style-name="OrgSrcRainbowDelimitersDepth1Face">)</text:span><text:s/><text:s/><text:s/><text:s/>:<text:s/><text:span text:style-name="OrgSrcFontLockKeywordFace">self</text:span>.<text:span text:style-name="OrgSrcFontLockVariableNameFace">nomer</text:span><text:s/><text:s/><text:s/><text:span text:style-name="OrgSrcFontLockOperatorFace">=</text:span><text:s/>nomer</text:p>
      <text:p text:style-name="OrgSrcBlock"><text:s/><text:s/><text:s/><text:s/><text:span text:style-name="OrgSrcFontLockKeywordFace">def</text:span><text:s/><text:span text:style-name="OrgSrcFontLockFunctionNameFace">setPurpose</text:span><text:span text:style-name="OrgSrcRainbowDelimitersDepth1Face">(</text:span><text:span text:style-name="OrgSrcFontLockKeywordFace">self</text:span>,purpose<text:span text:style-name="OrgSrcRainbowDelimitersDepth1Face">)</text:span>:<text:s/><text:span text:style-name="OrgSrcFontLockKeywordFace">self</text:span>.<text:span text:style-name="OrgSrcFontLockVariableNameFace">purpose</text:span><text:s/><text:span text:style-name="OrgSrcFontLockOperatorFace">=</text:span><text:s/>purpose</text:p>
      <text:p text:style-name="OrgSrcBlock"><text:s/><text:s/><text:s/><text:s/><text:span text:style-name="OrgSrcFontLockKeywordFace">def</text:span><text:s/><text:span text:style-name="OrgSrcFontLockFunctionNameFace">setSits</text:span><text:span text:style-name="OrgSrcRainbowDelimitersDepth1Face">(</text:span><text:span text:style-name="OrgSrcFontLockKeywordFace">self</text:span>,sits<text:span text:style-name="OrgSrcRainbowDelimitersDepth1Face">)</text:span><text:s/><text:s/><text:s/><text:s/><text:s/><text:s/>:<text:s/><text:span text:style-name="OrgSrcFontLockKeywordFace">self</text:span>.<text:span text:style-name="OrgSrcFontLockVariableNameFace">sits</text:span><text:s/><text:s/><text:s/><text:s/><text:span text:style-name="OrgSrcFontLockOperatorFace">=</text:span><text:s/>sits</text:p>
      <text:p text:style-name="OrgSrcBlock"/>
      <text:p text:style-name="OrgSrcBlock"><text:span text:style-name="OrgSrcFontLockKeywordFace">if</text:span><text:s/><text:span text:style-name="OrgSrcFontLockBuiltinFace">__name__</text:span><text:s/><text:span text:style-name="OrgSrcFontLockOperatorFace">==</text:span><text:s/><text:span text:style-name="OrgSrcFontLockStringFace">"__main__"</text:span>:</text:p>
      <text:p text:style-name="OrgSrcBlock"><text:s/><text:s/><text:s/><text:s/><text:span text:style-name="OrgSrcFontLockVariableNameFace">audytoriya_0</text:span><text:s/><text:s/><text:span text:style-name="OrgSrcFontLockOperatorFace">=</text:span><text:s/>audytoriya<text:span text:style-name="OrgSrcRainbowDelimitersDepth1Face">(</text:span><text:span text:style-name="OrgSrcHighlightNumbersNumber">0</text:span><text:span text:style-name="OrgSrcRainbowDelimitersDepth1Face">)</text:span></text:p>
      <text:p text:style-name="OrgSrcBlock"><text:s/><text:s/><text:s/><text:s/><text:span text:style-name="OrgSrcFontLockVariableNameFace">audytoriya_39</text:span><text:s/><text:span text:style-name="OrgSrcFontLockOperatorFace">=</text:span><text:s/>audytoriya<text:span text:style-name="OrgSrcRainbowDelimitersDepth1Face">(</text:span><text:span text:style-name="OrgSrcHighlightNumbersNumber">39</text:span>,<text:s/><text:span text:style-name="OrgSrcFontLockStringFace">"Лекційна"</text:span>,<text:span text:style-name="OrgSrcHighlightNumbersNumber">100</text:span><text:span text:style-name="OrgSrcRainbowDelimitersDepth1Face">)</text:span></text:p>
      <text:p text:style-name="OrgSrcBlock"><text:s/><text:s/><text:s/><text:s/><text:span text:style-name="OrgSrcFontLockBuiltinFace">print</text:span><text:span text:style-name="OrgSrcRainbowDelimitersDepth1Face">(</text:span>audytoriya_0.getNomer<text:span text:style-name="OrgSrcRainbowDelimitersDepth2Face">(</text:span><text:span text:style-name="OrgSrcRainbowDelimitersDepth2Face">)</text:span>,<text:s/><text:s/>audytoriya_0.getPurpose<text:span text:style-name="OrgSrcRainbowDelimitersDepth2Face">(</text:span><text:span text:style-name="OrgSrcRainbowDelimitersDepth2Face">)</text:span>,<text:s/><text:s/>audytoriya_0.getSits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LastLine"><text:s/><text:s/><text:s/><text:s/><text:span text:style-name="OrgSrcFontLockBuiltinFace">print</text:span><text:span text:style-name="OrgSrcRainbowDelimitersDepth1Face">(</text:span>audytoriya_39.getNomer<text:span text:style-name="OrgSrcRainbowDelimitersDepth2Face">(</text:span><text:span text:style-name="OrgSrcRainbowDelimitersDepth2Face">)</text:span>,<text:s/>audytoriya_39.getPurpose<text:span text:style-name="OrgSrcRainbowDelimitersDepth2Face">(</text:span><text:span text:style-name="OrgSrcRainbowDelimitersDepth2Face">)</text:span>,<text:s/>audytoriya_39.getSits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">0<text:s/>не<text:s/>визначене<text:s/>не<text:s/>визначена</text:p>
      <text:p text:style-name="OrgSrcBlockLastLine">39<text:s/>Лекційна<text:s/>100</text:p>
      <text:h text:style-name="Heading_20_2" text:outline-level="2" text:is-list-header="false">
<text:bookmark-start text:name="OrgXref.org0312e23"/>
<text:bookmark text:name="org0312e23"/>Крок 3. Перевантаження операторів.
<text:bookmark-end text:name="OrgXref.org0312e23"/></text:h>
      <text:p text:style-name="OrgSrcBlock"><text:span text:style-name="OrgSrcFontLockKeywordFace">class</text:span><text:s/><text:span text:style-name="OrgSrcFontLockTypeFace">audytoriya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omer,purpose<text:s/><text:span text:style-name="OrgSrcFontLockOperatorFace">=</text:span><text:s/><text:span text:style-name="OrgSrcFontLockConstantFace">None</text:span>,sits<text:s/><text:span text:style-name="OrgSrcFontLockOperatorFace">=</text:span><text:s/><text:span text:style-name="OrgSrcHighlightNumbersNumber">0</text:span><text:span text:style-name="OrgSrcRainbowDelimitersDepth1Face">)</text:span>:</text:p>
      <text:p text:style-name="OrgSrcBlock"><text:s/><text:s/><text:s/><text:s/><text:s/><text:s/><text:s/><text:s/><text:span text:style-name="OrgSrcFontLockKeywordFace">self</text:span>.setNomer<text:span text:style-name="OrgSrcRainbowDelimitersDepth1Face">(</text:span>nomer<text:span text:style-name="OrgSrcRainbowDelimitersDepth1Face">)</text:span>,<text:s/><text:span text:style-name="OrgSrcFontLockKeywordFace">self</text:span>.setPurpose<text:span text:style-name="OrgSrcRainbowDelimitersDepth1Face">(</text:span>purpose<text:span text:style-name="OrgSrcRainbowDelimitersDepth1Face">)</text:span>,<text:s/><text:span text:style-name="OrgSrcFontLockKeywordFace">self</text:span>.setSits<text:span text:style-name="OrgSrcRainbowDelimitersDepth1Face">(</text:span>sits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LessSits</text:span><text:span text:style-name="OrgSrcRainbowDelimitersDepth1Face">(</text:span><text:span text:style-name="OrgSrcFontLockKeywordFace">self</text:span>,<text:s/>deleted_sits<text:span text:style-name="OrgSrcRainbowDelimitersDepth1Face">)</text:span>:</text:p>
      <text:p text:style-name="OrgSrcBlock"><text:s/><text:s/><text:s/><text:s/><text:s/><text:s/><text:s/><text:s/><text:span text:style-name="OrgSrcFontLockKeywordFace">self</text:span>.<text:span text:style-name="OrgSrcFontLockVariableNameFace">sits</text:span><text:s/><text:span text:style-name="OrgSrcFontLockOperatorFace">-=</text:span><text:s/>deleted_sits</text:p>
      <text:p text:style-name="OrgSrcBlock"><text:s/><text:s/><text:s/><text:s/><text:span text:style-name="OrgSrcFontLockKeywordFace">def</text:span><text:s/><text:span text:style-name="OrgSrcFontLockFunctionNameFace">MoreSits</text:span><text:span text:style-name="OrgSrcRainbowDelimitersDepth1Face">(</text:span><text:span text:style-name="OrgSrcFontLockKeywordFace">self</text:span>,<text:s/>added_sits<text:span text:style-name="OrgSrcRainbowDelimitersDepth1Face">)</text:span>:</text:p>
      <text:p text:style-name="OrgSrcBlock"><text:s/><text:s/><text:s/><text:s/><text:s/><text:s/><text:s/><text:s/><text:span text:style-name="OrgSrcFontLockKeywordFace">self</text:span>.<text:span text:style-name="OrgSrcFontLockVariableNameFace">sits</text:span><text:s/><text:span text:style-name="OrgSrcFontLockOperatorFace">+=</text:span><text:s/>added_sits</text:p>
      <text:p text:style-name="OrgSrcBlock"/>
      <text:p text:style-name="OrgSrcBlock"><text:s/><text:s/><text:s/><text:s/><text:span text:style-name="OrgSrcFontLockCommentDelimiterFace">#<text:s/><text:s/><text:s/><text:s/></text:span><text:span text:style-name="OrgSrcFontLockCommentFace">GET</text:span></text:p>
      <text:p text:style-name="OrgSrcBlock"><text:s/><text:s/><text:s/><text:s/><text:span text:style-name="OrgSrcFontLockKeywordFace">def</text:span><text:s/><text:span text:style-name="OrgSrcFontLockFunctionNameFace">getNomer</text:span><text:span text:style-name="OrgSrcRainbowDelimitersDepth1Face">(</text:span><text:span text:style-name="OrgSrcFontLockKeywordFace">self</text:span><text:span text:style-name="OrgSrcRainbowDelimitersDepth1Face">)</text:span><text:s/><text:s/>:<text:s/><text:span text:style-name="OrgSrcFontLockKeywordFace">return</text:span><text:span text:style-name="OrgSrcRainbowDelimitersDepth1Face">(</text:span><text:span text:style-name="OrgSrcFontLockKeywordFace">self</text:span>.nomer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getPurpose</text:span><text:span text:style-name="OrgSrcRainbowDelimitersDepth1Face">(</text:span><text:span text:style-name="OrgSrcFontLockKeywordFace">self</text:span><text:span text:style-name="OrgSrcRainbowDelimitersDepth1Face">)</text:span>:<text:s/><text:span text:style-name="OrgSrcFontLockKeywordFace">return</text:span><text:span text:style-name="OrgSrcRainbowDelimitersDepth1Face">(</text:span><text:span text:style-name="OrgSrcFontLockKeywordFace">self</text:span>.purpose<text:s/><text:span text:style-name="OrgSrcFontLockKeywordFace">if</text:span><text:s/><text:span text:style-name="OrgSrcFontLockKeywordFace">self</text:span>.purpose<text:s/><text:span text:style-name="OrgSrcFontLockOperatorFace">!=</text:span><text:s/><text:span text:style-name="OrgSrcFontLockConstantFace">None</text:span><text:s/><text:span text:style-name="OrgSrcFontLockKeywordFace">else</text:span><text:s/><text:span text:style-name="OrgSrcFontLockStringFace">"не<text:s/>визначене"</text:span>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getSits</text:span><text:span text:style-name="OrgSrcRainbowDelimitersDepth1Face">(</text:span><text:span text:style-name="OrgSrcFontLockKeywordFace">self</text:span><text:span text:style-name="OrgSrcRainbowDelimitersDepth1Face">)</text:span><text:s/><text:s/><text:s/>:<text:s/><text:span text:style-name="OrgSrcFontLockKeywordFace">return</text:span><text:span text:style-name="OrgSrcRainbowDelimitersDepth1Face">(</text:span><text:span text:style-name="OrgSrcFontLockKeywordFace">self</text:span>.sits<text:s/><text:s/><text:s/><text:s/><text:span text:style-name="OrgSrcFontLockKeywordFace">if</text:span><text:s/><text:span text:style-name="OrgSrcFontLockKeywordFace">self</text:span>.sits<text:s/><text:s/><text:s/><text:s/><text:span text:style-name="OrgSrcFontLockOperatorFace">!=</text:span><text:s/><text:span text:style-name="OrgSrcHighlightNumbersNumber">0</text:span><text:s/><text:s/><text:s/><text:s/><text:span text:style-name="OrgSrcFontLockKeywordFace">else</text:span><text:s/><text:span text:style-name="OrgSrcFontLockStringFace">"не<text:s/>визначена"</text:span><text:span text:style-name="OrgSrcRainbowDelimitersDepth1Face">)</text:span></text:p>
      <text:p text:style-name="OrgSrcBlock"/>
      <text:p text:style-name="OrgSrcBlock"><text:s/><text:s/><text:s/><text:s/><text:span text:style-name="OrgSrcFontLockCommentDelimiterFace">#<text:s/><text:s/><text:s/><text:s/></text:span><text:span text:style-name="OrgSrcFontLockCommentFace">SET</text:span></text:p>
      <text:p text:style-name="OrgSrcBlock"><text:s/><text:s/><text:s/><text:s/><text:span text:style-name="OrgSrcFontLockKeywordFace">def</text:span><text:s/><text:span text:style-name="OrgSrcFontLockFunctionNameFace">setNomer</text:span><text:span text:style-name="OrgSrcRainbowDelimitersDepth1Face">(</text:span><text:span text:style-name="OrgSrcFontLockKeywordFace">self</text:span>,nomer<text:span text:style-name="OrgSrcRainbowDelimitersDepth1Face">)</text:span><text:s/><text:s/><text:s/><text:s/>:<text:s/><text:span text:style-name="OrgSrcFontLockKeywordFace">self</text:span>.<text:span text:style-name="OrgSrcFontLockVariableNameFace">nomer</text:span><text:s/><text:s/><text:s/><text:span text:style-name="OrgSrcFontLockOperatorFace">=</text:span><text:s/>nomer</text:p>
      <text:p text:style-name="OrgSrcBlock"><text:s/><text:s/><text:s/><text:s/><text:span text:style-name="OrgSrcFontLockKeywordFace">def</text:span><text:s/><text:span text:style-name="OrgSrcFontLockFunctionNameFace">setPurpose</text:span><text:span text:style-name="OrgSrcRainbowDelimitersDepth1Face">(</text:span><text:span text:style-name="OrgSrcFontLockKeywordFace">self</text:span>,purpose<text:span text:style-name="OrgSrcRainbowDelimitersDepth1Face">)</text:span>:<text:s/><text:span text:style-name="OrgSrcFontLockKeywordFace">self</text:span>.<text:span text:style-name="OrgSrcFontLockVariableNameFace">purpose</text:span><text:s/><text:span text:style-name="OrgSrcFontLockOperatorFace">=</text:span><text:s/>purpose</text:p>
      <text:p text:style-name="OrgSrcBlock"><text:s/><text:s/><text:s/><text:s/><text:span text:style-name="OrgSrcFontLockKeywordFace">def</text:span><text:s/><text:span text:style-name="OrgSrcFontLockFunctionNameFace">setSits</text:span><text:span text:style-name="OrgSrcRainbowDelimitersDepth1Face">(</text:span><text:span text:style-name="OrgSrcFontLockKeywordFace">self</text:span>,sits<text:span text:style-name="OrgSrcRainbowDelimitersDepth1Face">)</text:span><text:s/><text:s/><text:s/><text:s/><text:s/><text:s/>:<text:s/><text:span text:style-name="OrgSrcFontLockKeywordFace">self</text:span>.<text:span text:style-name="OrgSrcFontLockVariableNameFace">sits</text:span><text:s/><text:s/><text:s/><text:s/><text:span text:style-name="OrgSrcFontLockOperatorFace">=</text:span><text:s/>sits</text:p>
      <text:p text:style-name="OrgSrcBlock"/>
      <text:p text:style-name="OrgSrcBlock"><text:s/><text:s/><text:s/><text:s/><text:span text:style-name="OrgSrcFontLockCommentDelimiterFace">#<text:s/><text:s/><text:s/><text:s/></text:span><text:span text:style-name="OrgSrcFontLockCommentFace">STR</text:span></text:p>
      <text:p text:style-name="OrgSrcBlock"><text:s/><text:s/><text:s/><text:s/><text:span text:style-name="OrgSrcFontLockKeywordFace">def</text:span><text:s/><text:span text:style-name="OrgSrcFontLockFunctionNameFace">__str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pan text:style-name="OrgSrcRainbowDelimitersDepth1Face">(</text:span><text:span text:style-name="OrgSrcFontLockStringFace">""</text:span><text:span text:style-name="OrgSrcFontLockStringFace">"</text:span></text:p>
      <text:p text:style-name="OrgSrcBlock"><text:span text:style-name="OrgSrcFontLockStringFace"><text:s/><text:s/><text:s/><text:s/><text:s/><text:s/><text:s/><text:s/>Аудиторія<text:s/>номер<text:s/>%d</text:span></text:p>
      <text:p text:style-name="OrgSrcBlock"><text:span text:style-name="OrgSrcFontLockStringFace"><text:s/><text:s/><text:s/><text:s/><text:s/><text:s/><text:s/><text:s/></text:span><text:span text:style-name="OrgSrcFontLockConstantFace">\t</text:span><text:span text:style-name="OrgSrcFontLockStringFace">Призначення<text:s/>%s</text:span></text:p>
      <text:p text:style-name="OrgSrcBlock"><text:span text:style-name="OrgSrcFontLockStringFace"><text:s/><text:s/><text:s/><text:s/><text:s/><text:s/><text:s/><text:s/></text:span><text:span text:style-name="OrgSrcFontLockConstantFace">\t</text:span><text:span text:style-name="OrgSrcFontLockStringFace">Кількість<text:s/>стільців<text:s/>%s</text:span></text:p>
      <text:p text:style-name="OrgSrcBlock"><text:span text:style-name="OrgSrcFontLockStringFace"><text:s/><text:s/><text:s/><text:s/><text:s/><text:s/><text:s/><text:s/></text:span><text:span text:style-name="OrgSrcFontLockStringFace">"</text:span><text:span text:style-name="OrgSrcFontLockStringFace">""</text:span><text:span text:style-name="OrgSrcFontLockOperatorFace">%</text:span><text:span text:style-name="OrgSrcRainbowDelimitersDepth2Face">(</text:span><text:span text:style-name="OrgSrcFontLockKeywordFace">self</text:span>.nomer,<text:span text:style-name="OrgSrcFontLockKeywordFace">self</text:span>.getPurpose<text:span text:style-name="OrgSrcRainbowDelimitersDepth3Face">(</text:span><text:span text:style-name="OrgSrcRainbowDelimitersDepth3Face">)</text:span>,<text:span text:style-name="OrgSrcFontLockKeywordFace">self</text:span>.getSits<text:span text:style-name="OrgSrcRainbowDelimitersDepth3Face">(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"/>
      <text:p text:style-name="OrgSrcBlock"><text:span text:style-name="OrgSrcFontLockKeywordFace">if</text:span><text:s/><text:span text:style-name="OrgSrcFontLockBuiltinFace">__name__</text:span><text:s/><text:span text:style-name="OrgSrcFontLockOperatorFace">==</text:span><text:s/><text:span text:style-name="OrgSrcFontLockStringFace">"__main__"</text:span>:</text:p>
      <text:p text:style-name="OrgSrcBlock"><text:s/><text:s/><text:s/><text:span text:style-name="OrgSrcFontLockVariableNameFace">audytoriya_0</text:span><text:s/><text:s/><text:span text:style-name="OrgSrcFontLockOperatorFace">=</text:span><text:s/>audytoriya<text:span text:style-name="OrgSrcRainbowDelimitersDepth1Face">(</text:span><text:span text:style-name="OrgSrcHighlightNumbersNumber">0</text:span><text:span text:style-name="OrgSrcRainbowDelimitersDepth1Face">)</text:span></text:p>
      <text:p text:style-name="OrgSrcBlock"><text:s/><text:s/><text:s/><text:span text:style-name="OrgSrcFontLockVariableNameFace">audytoriya_39</text:span><text:s/><text:span text:style-name="OrgSrcFontLockOperatorFace">=</text:span><text:s/>audytoriya<text:span text:style-name="OrgSrcRainbowDelimitersDepth1Face">(</text:span><text:span text:style-name="OrgSrcHighlightNumbersNumber">39</text:span>,<text:s/><text:span text:style-name="OrgSrcFontLockStringFace">"Лекційна"</text:span>,<text:span text:style-name="OrgSrcHighlightNumbersNumber">100</text:span><text:span text:style-name="OrgSrcRainbowDelimitersDepth1Face">)</text:span></text:p>
      <text:p text:style-name="OrgSrcBlock"><text:s/><text:s/><text:s/><text:span text:style-name="OrgSrcFontLockBuiltinFace">print</text:span><text:span text:style-name="OrgSrcRainbowDelimitersDepth1Face">(</text:span>audytoriya_0<text:span text:style-name="OrgSrcRainbowDelimitersDepth1Face">)</text:span></text:p>
      <text:p text:style-name="OrgSrcBlockLastLine"><text:s/><text:s/><text:s/><text:span text:style-name="OrgSrcFontLockBuiltinFace">print</text:span><text:span text:style-name="OrgSrcRainbowDelimitersDepth1Face">(</text:span>audytoriya_39<text:span text:style-name="OrgSrcRainbowDelimitersDepth1Face">)</text:span></text:p>
      <text:p text:style-name="OrgSrcBlock"/>
      <text:p text:style-name="OrgSrcBlock">Аудиторія<text:s/>номер<text:s/>0</text:p>
      <text:p text:style-name="OrgSrcBlock"><text:tab/>Призначення<text:s/>не<text:s/>визначене</text:p>
      <text:p text:style-name="OrgSrcBlock"><text:tab/>Кількість<text:s/>стільців<text:s/>не<text:s/>визначена</text:p>
      <text:p text:style-name="OrgSrcBlock"/>
      <text:p text:style-name="OrgSrcBlock"/>
      <text:p text:style-name="OrgSrcBlock">Аудиторія<text:s/>номер<text:s/>39</text:p>
      <text:p text:style-name="OrgSrcBlockLastLine"><text:tab/>Призначення<text:s/>Лекційна</text:p>
      <text:p text:style-name="OrgSrcBlockLastLine"><text:tab/>Кількість<text:s/>стільців<text:s/>100</text:p>
      <text:p text:style-name="OrgSrcBlockLastLine"/>
      <text:h text:style-name="Heading_20_2" text:outline-level="2" text:is-list-header="false">
<text:bookmark-start text:name="OrgXref.org8c069e7"/>
<text:bookmark text:name="org8c069e7"/>Крок 4. Адаптація поведінки за допомогою підкласів.
<text:bookmark-end text:name="OrgXref.org8c069e7"/></text:h>
      <text:p text:style-name="Text_20_body">Визначити відношення «суперклас/підклас», додати підклас, який адаптує поведінку суперкласу або/і містить унікальні методи, відсутні в суперкласі (один метод перевизначає метод суперкласу, адаптуючи його, інший метод є новим доповненням до підкласу).
</text:p>
      <text:p text:style-name="OrgSrcBlock"><text:span text:style-name="OrgSrcFontLockKeywordFace">import</text:span><text:s/>avramenko_3_var_1_step_3<text:s/><text:span text:style-name="OrgSrcFontLockKeywordFace">as</text:span><text:s/>aud</text:p>
      <text:p text:style-name="OrgSrcBlock"><text:span text:style-name="OrgSrcFontLockCommentDelimiterFace">#<text:s/><text:s/><text:s/><text:s/></text:span><text:span text:style-name="OrgSrcFontLockCommentFace">LEKCIYNA</text:span></text:p>
      <text:p text:style-name="OrgSrcBlock"><text:span text:style-name="OrgSrcFontLockKeywordFace">class</text:span><text:s/><text:span text:style-name="OrgSrcFontLockTypeFace">Lekciyna</text:span><text:s/><text:s/><text:s/><text:s/><text:span text:style-name="OrgSrcRainbowDelimitersDepth1Face">(</text:span>aud.audytoriya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setSits</text:span><text:span text:style-name="OrgSrcRainbowDelimitersDepth1Face">(</text:span><text:span text:style-name="OrgSrcFontLockKeywordFace">self</text:span>,sits,<text:s/>numer_of_tables<text:s/><text:span text:style-name="OrgSrcFontLockOperatorFace">=</text:span><text:s/><text:span text:style-name="OrgSrcHighlightNumbersNumber">1</text:span><text:span text:style-name="OrgSrcRainbowDelimitersDepth1Face">)</text:span>:<text:s/><text:span text:style-name="OrgSrcFontLockKeywordFace">self</text:span>.<text:span text:style-name="OrgSrcFontLockVariableNameFace">sits</text:span><text:s/><text:span text:style-name="OrgSrcFontLockOperatorFace">=</text:span><text:s/>sits<text:s/><text:span text:style-name="OrgSrcFontLockOperatorFace">*</text:span><text:s/>numer_of_tables</text:p>
      <text:p text:style-name="OrgSrcBlock"><text:span text:style-name="OrgSrcFontLockCommentDelimiterFace">#<text:s/><text:s/><text:s/><text:s/></text:span><text:span text:style-name="OrgSrcFontLockCommentFace">COMPUTERNA</text:span></text:p>
      <text:p text:style-name="OrgSrcBlock"><text:span text:style-name="OrgSrcFontLockKeywordFace">class</text:span><text:s/><text:span text:style-name="OrgSrcFontLockTypeFace">Computerna</text:span><text:s/><text:span text:style-name="OrgSrcRainbowDelimitersDepth1Face">(</text:span>aud.audytoriya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setSits</text:span><text:span text:style-name="OrgSrcRainbowDelimitersDepth1Face">(</text:span><text:span text:style-name="OrgSrcFontLockKeywordFace">self</text:span>,sits,with_computer<text:s/><text:span text:style-name="OrgSrcFontLockOperatorFace">=</text:span><text:s/><text:span text:style-name="OrgSrcHighlightNumbersNumber">0</text:span><text:span text:style-name="OrgSrcRainbowDelimitersDepth1Face">)</text:span>:</text:p>
      <text:p text:style-name="OrgSrcBlock"><text:s/><text:s/><text:s/><text:s/><text:s/><text:s/><text:s/><text:s/><text:span text:style-name="OrgSrcFontLockBuiltinFace">super</text:span><text:span text:style-name="OrgSrcRainbowDelimitersDepth1Face">(</text:span><text:span text:style-name="OrgSrcRainbowDelimitersDepth1Face">)</text:span>.setSits<text:span text:style-name="OrgSrcRainbowDelimitersDepth1Face">(</text:span>sits<text:span text:style-name="OrgSrcRainbowDelimitersDepth1Face">)</text:span></text:p>
      <text:p text:style-name="OrgSrcBlock"><text:s/><text:s/><text:s/><text:s/><text:s/><text:s/><text:s/><text:s/><text:span text:style-name="OrgSrcFontLockKeywordFace">self</text:span>.<text:span text:style-name="OrgSrcFontLockVariableNameFace">with_computer</text:span><text:s/><text:span text:style-name="OrgSrcFontLockOperatorFace">=</text:span><text:s/>with_computer</text:p>
      <text:p text:style-name="OrgSrcBlock"><text:s/><text:s/><text:s/><text:s/><text:s/><text:s/><text:s/><text:s/><text:span text:style-name="OrgSrcFontLockKeywordFace">if</text:span><text:s/>with_computer<text:s/><text:span text:style-name="OrgSrcFontLockOperatorFace">&gt;</text:span><text:s/>sits:</text:p>
      <text:p text:style-name="OrgSrcBlock"><text:s/><text:s/><text:s/><text:s/><text:s/><text:s/><text:s/><text:s/><text:s/><text:s/><text:s/><text:s/><text:span text:style-name="OrgSrcFontLockBuiltinFace">print</text:span><text:span text:style-name="OrgSrcRainbowDelimitersDepth1Face">(</text:span><text:span text:style-name="OrgSrcFontLockStringFace">"!к-сть<text:s/>місць<text:s/>з<text:s/>комп'ютером<text:s/>&gt;<text:s/>загальної<text:s/>к-сті<text:s/>місць.<text:s/>Вірогідна<text:s/>помилка"</text:span>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getSits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RainbowDelimitersDepth1Face">(</text:span><text:span text:style-name="OrgSrcFontLockStringFace">"%s,<text:s/>%s<text:s/>з<text:s/>яких<text:s/>обладнано<text:s/>комп'ютером"</text:span><text:s/><text:span text:style-name="OrgSrcFontLockOperatorFace">%</text:span><text:s/><text:span text:style-name="OrgSrcRainbowDelimitersDepth2Face">(</text:span><text:span text:style-name="OrgSrcFontLockBuiltinFace">super</text:span><text:span text:style-name="OrgSrcRainbowDelimitersDepth3Face">(</text:span><text:span text:style-name="OrgSrcRainbowDelimitersDepth3Face">)</text:span>.getSits<text:span text:style-name="OrgSrcRainbowDelimitersDepth3Face">(</text:span><text:span text:style-name="OrgSrcRainbowDelimitersDepth3Face">)</text:span>,<text:s/><text:span text:style-name="OrgSrcFontLockKeywordFace">self</text:span>.with_computer<text:span text:style-name="OrgSrcRainbowDelimitersDepth2Face">)</text:span><text:span text:style-name="OrgSrcRainbowDelimitersDepth1Face">)</text:span></text:p>
      <text:p text:style-name="OrgSrcBlock"/>
      <text:p text:style-name="OrgSrcBlock"><text:span text:style-name="OrgSrcFontLockCommentDelimiterFace">#<text:s/><text:s/><text:s/><text:s/></text:span><text:span text:style-name="OrgSrcFontLockCommentFace">VYKLADATSKA</text:span></text:p>
      <text:p text:style-name="OrgSrcBlock"><text:span text:style-name="OrgSrcFontLockKeywordFace">class</text:span><text:s/><text:span text:style-name="OrgSrcFontLockTypeFace">Vykladatska</text:span><text:span text:style-name="OrgSrcRainbowDelimitersDepth1Face">(</text:span>aud.audytoriya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setKafedra</text:span><text:span text:style-name="OrgSrcRainbowDelimitersDepth1Face">(</text:span><text:span text:style-name="OrgSrcFontLockKeywordFace">self</text:span>,kafedra<text:span text:style-name="OrgSrcRainbowDelimitersDepth1Face">)</text:span>:<text:s/><text:span text:style-name="OrgSrcFontLockKeywordFace">self</text:span>.<text:span text:style-name="OrgSrcFontLockVariableNameFace">kafedra</text:span><text:s/><text:span text:style-name="OrgSrcFontLockOperatorFace">=</text:span><text:s/>kafedra</text:p>
      <text:p text:style-name="OrgSrcBlock"><text:s/><text:s/><text:s/><text:s/><text:span text:style-name="OrgSrcFontLockKeywordFace">def</text:span><text:s/><text:span text:style-name="OrgSrcFontLockFunctionNameFace">getKafedra</text:span><text:span text:style-name="OrgSrcRainbowDelimitersDepth1Face">(</text:span><text:span text:style-name="OrgSrcFontLockKeywordFace">self</text:span><text:span text:style-name="OrgSrcRainbowDelimitersDepth1Face">)</text:span>:<text:s/><text:span text:style-name="OrgSrcFontLockKeywordFace">return</text:span><text:span text:style-name="OrgSrcRainbowDelimitersDepth1Face">(</text:span><text:span text:style-name="OrgSrcFontLockKeywordFace">self</text:span>.kafedra<text:s/><text:s/><text:s/><text:s/><text:span text:style-name="OrgSrcFontLockKeywordFace">if</text:span><text:s/><text:span text:style-name="OrgSrcFontLockKeywordFace">self</text:span>.kafedra<text:s/><text:s/><text:s/><text:s/><text:span text:style-name="OrgSrcFontLockOperatorFace">!=</text:span><text:s/><text:span text:style-name="OrgSrcHighlightNumbersNumber">0</text:span><text:s/><text:s/><text:s/><text:s/><text:span text:style-name="OrgSrcFontLockKeywordFace">else</text:span><text:s/><text:span text:style-name="OrgSrcFontLockStringFace">"не<text:s/>визначена"</text:span>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__str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BuiltinFace">super</text:span><text:span text:style-name="OrgSrcRainbowDelimitersDepth1Face">(</text:span><text:span text:style-name="OrgSrcRainbowDelimitersDepth1Face">)</text:span>.__str__<text:span text:style-name="OrgSrcRainbowDelimitersDepth1Face">(</text:span><text:span text:style-name="OrgSrcRainbowDelimitersDepth1Face">)</text:span><text:s/><text:span text:style-name="OrgSrcFontLockOperatorFace">+</text:span><text:s/><text:span text:style-name="OrgSrcFontLockStringFace">"</text:span><text:span text:style-name="OrgSrcFontLockConstantFace">\t</text:span><text:span text:style-name="OrgSrcFontLockStringFace">Кафедра<text:s/>%s"</text:span><text:s/><text:span text:style-name="OrgSrcFontLockOperatorFace">%</text:span><text:s/><text:span text:style-name="OrgSrcFontLockKeywordFace">self</text:span>.getKafedra<text:span text:style-name="OrgSrcRainbowDelimitersDepth1Face">(</text:span><text:span text:style-name="OrgSrcRainbowDelimitersDepth1Face">)</text:span></text:p>
      <text:p text:style-name="OrgSrcBlock"/>
      <text:p text:style-name="OrgSrcBlock"/>
      <text:p text:style-name="OrgSrcBlock"><text:span text:style-name="OrgSrcFontLockKeywordFace">if</text:span><text:s/><text:span text:style-name="OrgSrcFontLockBuiltinFace">__name__</text:span><text:s/><text:span text:style-name="OrgSrcFontLockOperatorFace">==</text:span><text:s/><text:span text:style-name="OrgSrcFontLockStringFace">"__main__"</text:span>:</text:p>
      <text:p text:style-name="OrgSrcBlock"><text:s/><text:s/><text:s/><text:s/><text:span text:style-name="OrgSrcFontLockBuiltinFace">print</text:span><text:span text:style-name="OrgSrcRainbowDelimitersDepth1Face">(</text:span><text:span text:style-name="OrgSrcFontLockStringFace">""</text:span><text:span text:style-name="OrgSrcFontLockStringFace">"</text:span><text:span text:style-name="OrgSrcFontLockConstantFace">\n</text:span><text:span text:style-name="OrgSrcFontLockStringFace">LEKCIYNA</text:span><text:span text:style-name="OrgSrcFontLockStringFace">"</text:span><text:span text:style-name="OrgSrcFontLockStringFace">""</text:span><text:span text:style-name="OrgSrcRainbowDelimitersDepth1Face">)</text:span></text:p>
      <text:p text:style-name="OrgSrcBlock"><text:s/><text:s/><text:s/><text:s/><text:span text:style-name="OrgSrcFontLockVariableNameFace">lekciyna_1</text:span><text:s/><text:span text:style-name="OrgSrcFontLockOperatorFace">=</text:span><text:s/>Lekciyna<text:span text:style-name="OrgSrcRainbowDelimitersDepth1Face">(</text:span><text:span text:style-name="OrgSrcHighlightNumbersNumber">1</text:span><text:span text:style-name="OrgSrcRainbowDelimitersDepth1Face">)</text:span></text:p>
      <text:p text:style-name="OrgSrcBlock"><text:s/><text:s/><text:s/><text:s/>lekciyna_1.setSits<text:span text:style-name="OrgSrcRainbowDelimitersDepth1Face">(</text:span><text:span text:style-name="OrgSrcHighlightNumbersNumber">20</text:span>,<text:span text:style-name="OrgSrcHighlightNumbersNumber">10</text:span><text:span text:style-name="OrgSrcRainbowDelimitersDepth1Face">)</text:span></text:p>
      <text:p text:style-name="OrgSrcBlock"><text:s/><text:s/><text:s/><text:s/><text:span text:style-name="OrgSrcFontLockBuiltinFace">print</text:span><text:span text:style-name="OrgSrcRainbowDelimitersDepth1Face">(</text:span>lekciyna_1.getSits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"/>
      <text:p text:style-name="OrgSrcBlock"><text:s/><text:s/><text:s/><text:s/><text:span text:style-name="OrgSrcFontLockBuiltinFace">print</text:span><text:span text:style-name="OrgSrcRainbowDelimitersDepth1Face">(</text:span><text:span text:style-name="OrgSrcFontLockStringFace">""</text:span><text:span text:style-name="OrgSrcFontLockStringFace">"</text:span><text:span text:style-name="OrgSrcFontLockConstantFace">\n</text:span><text:span text:style-name="OrgSrcFontLockStringFace">COMPUTERNA</text:span><text:span text:style-name="OrgSrcFontLockStringFace">"</text:span><text:span text:style-name="OrgSrcFontLockStringFace">""</text:span><text:span text:style-name="OrgSrcRainbowDelimitersDepth1Face">)</text:span></text:p>
      <text:p text:style-name="OrgSrcBlock"><text:s/><text:s/><text:s/><text:s/><text:span text:style-name="OrgSrcFontLockVariableNameFace">computerna_2</text:span><text:s/><text:span text:style-name="OrgSrcFontLockOperatorFace">=</text:span><text:s/>Computerna<text:span text:style-name="OrgSrcRainbowDelimitersDepth1Face">(</text:span><text:span text:style-name="OrgSrcHighlightNumbersNumber">2</text:span><text:span text:style-name="OrgSrcRainbowDelimitersDepth1Face">)</text:span></text:p>
      <text:p text:style-name="OrgSrcBlock"><text:s/><text:s/><text:s/><text:s/>computerna_2.setSits<text:span text:style-name="OrgSrcRainbowDelimitersDepth1Face">(</text:span><text:span text:style-name="OrgSrcHighlightNumbersNumber">10</text:span>,<text:s/><text:span text:style-name="OrgSrcHighlightNumbersNumber">18</text:span><text:span text:style-name="OrgSrcRainbowDelimitersDepth1Face">)</text:span></text:p>
      <text:p text:style-name="OrgSrcBlock"><text:s/><text:s/><text:s/><text:s/><text:span text:style-name="OrgSrcFontLockBuiltinFace">print</text:span><text:span text:style-name="OrgSrcRainbowDelimitersDepth1Face">(</text:span>computerna_2.getSits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"/>
      <text:p text:style-name="OrgSrcBlock"><text:s/><text:s/><text:s/><text:s/><text:span text:style-name="OrgSrcFontLockBuiltinFace">print</text:span><text:span text:style-name="OrgSrcRainbowDelimitersDepth1Face">(</text:span><text:span text:style-name="OrgSrcFontLockStringFace">""</text:span><text:span text:style-name="OrgSrcFontLockStringFace">"</text:span><text:span text:style-name="OrgSrcFontLockConstantFace">\n</text:span><text:span text:style-name="OrgSrcFontLockStringFace">VYKLADATSKA</text:span><text:span text:style-name="OrgSrcFontLockStringFace">"</text:span><text:span text:style-name="OrgSrcFontLockStringFace">""</text:span><text:span text:style-name="OrgSrcRainbowDelimitersDepth1Face">)</text:span></text:p>
      <text:p text:style-name="OrgSrcBlock"><text:s/><text:s/><text:s/><text:s/><text:span text:style-name="OrgSrcFontLockVariableNameFace">vykladatska_3</text:span><text:s/><text:span text:style-name="OrgSrcFontLockOperatorFace">=</text:span><text:s/>Vykladatska<text:span text:style-name="OrgSrcRainbowDelimitersDepth1Face">(</text:span><text:span text:style-name="OrgSrcHighlightNumbersNumber">3</text:span><text:span text:style-name="OrgSrcRainbowDelimitersDepth1Face">)</text:span></text:p>
      <text:p text:style-name="OrgSrcBlock"><text:s/><text:s/><text:s/><text:s/>vykladatska_3.setKafedra<text:span text:style-name="OrgSrcRainbowDelimitersDepth1Face">(</text:span><text:span text:style-name="OrgSrcFontLockStringFace">"Математичного<text:s/>Аналізу"</text:span><text:span text:style-name="OrgSrcRainbowDelimitersDepth1Face">)</text:span></text:p>
      <text:p text:style-name="OrgSrcBlock"><text:s/><text:s/><text:s/><text:s/><text:span text:style-name="OrgSrcFontLockBuiltinFace">print</text:span><text:span text:style-name="OrgSrcRainbowDelimitersDepth1Face">(</text:span>vykladatska_3.getKafedra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LastLine"><text:s/><text:s/><text:s/><text:s/><text:span text:style-name="OrgSrcFontLockBuiltinFace">print</text:span><text:span text:style-name="OrgSrcRainbowDelimitersDepth1Face">(</text:span>vykladatska_3<text:span text:style-name="OrgSrcRainbowDelimitersDepth1Face">)</text:span></text:p>
      <text:p text:style-name="OrgSrcBlock"/>
      <text:p text:style-name="OrgSrcBlock">LEKCIYNA</text:p>
      <text:p text:style-name="OrgSrcBlock">200</text:p>
      <text:p text:style-name="OrgSrcBlock"/>
      <text:p text:style-name="OrgSrcBlock">COMPUTERNA</text:p>
      <text:p text:style-name="OrgSrcBlock">!к-сть<text:s/>місць<text:s/>з<text:s/>комп'ютером<text:s/>&gt;<text:s/>загальної<text:s/>к-сті<text:s/>місць.<text:s/>Вірогідна<text:s/>помилка</text:p>
      <text:p text:style-name="OrgSrcBlock">10,<text:s/>18<text:s/>з<text:s/>яких<text:s/>обладнано<text:s/>комп'ютером</text:p>
      <text:p text:style-name="OrgSrcBlock"/>
      <text:p text:style-name="OrgSrcBlock">VYKLADATSKA</text:p>
      <text:p text:style-name="OrgSrcBlock">Математичного<text:s/>Аналізу</text:p>
      <text:p text:style-name="OrgSrcBlock"/>
      <text:p text:style-name="OrgSrcBlock"><text:s/><text:s/><text:s/><text:s/><text:s/><text:s/><text:s/><text:s/>Аудиторія<text:s/>номер<text:s/>3</text:p>
      <text:p text:style-name="OrgSrcBlock"><text:s/><text:s/><text:s/><text:s/><text:s/><text:s/><text:s/><text:s/><text:tab/>Призначення<text:s/>не<text:s/>визначене</text:p>
      <text:p text:style-name="OrgSrcBlockLastLine"><text:s/><text:s/><text:s/><text:s/><text:s/><text:s/><text:s/><text:s/><text:tab/>Кількість<text:s/>стільців<text:s/>не<text:s/>визначена</text:p>
      <text:p text:style-name="OrgSrcBlockLastLine"><text:s/><text:s/><text:s/><text:s/><text:s/><text:s/><text:s/><text:s/><text:tab/>Кафедра<text:s/>Математичного<text:s/>Аналізу</text:p>
      <text:h text:style-name="Heading_20_2" text:outline-level="2" text:is-list-header="false">
<text:bookmark-start text:name="OrgXref.org81e7f95"/>
<text:bookmark text:name="org81e7f95"/>Крок 5. Адаптація конструкторів (додати адаптований конструктор в підклас).
<text:bookmark-end text:name="OrgXref.org81e7f95"/></text:h>
      <text:p text:style-name="OrgSrcBlock"><text:span text:style-name="OrgSrcFontLockCommentDelimiterFace">#<text:s/><text:s/><text:s/><text:s/></text:span><text:span text:style-name="OrgSrcFontLockCommentFace">AUDYTORIYA</text:span></text:p>
      <text:p text:style-name="OrgSrcBlock"><text:span text:style-name="OrgSrcFontLockKeywordFace">class</text:span><text:s/><text:span text:style-name="OrgSrcFontLockTypeFace">Audytoriya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omer,purpose<text:s/><text:span text:style-name="OrgSrcFontLockOperatorFace">=</text:span><text:s/><text:span text:style-name="OrgSrcFontLockConstantFace">None</text:span>,sits<text:s/><text:span text:style-name="OrgSrcFontLockOperatorFace">=</text:span><text:s/><text:span text:style-name="OrgSrcHighlightNumbersNumber">0</text:span><text:span text:style-name="OrgSrcRainbowDelimitersDepth1Face">)</text:span>:</text:p>
      <text:p text:style-name="OrgSrcBlock"><text:s/><text:s/><text:s/><text:s/><text:s/><text:s/><text:s/><text:s/><text:span text:style-name="OrgSrcFontLockKeywordFace">self</text:span>.setNomer<text:span text:style-name="OrgSrcRainbowDelimitersDepth1Face">(</text:span>nomer<text:span text:style-name="OrgSrcRainbowDelimitersDepth1Face">)</text:span>;<text:s/><text:span text:style-name="OrgSrcFontLockKeywordFace">self</text:span>.setPurpose<text:span text:style-name="OrgSrcRainbowDelimitersDepth1Face">(</text:span>purpose<text:span text:style-name="OrgSrcRainbowDelimitersDepth1Face">)</text:span>;<text:s/><text:span text:style-name="OrgSrcFontLockKeywordFace">self</text:span>.setSits<text:span text:style-name="OrgSrcRainbowDelimitersDepth1Face">(</text:span>sits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LessSits</text:span><text:span text:style-name="OrgSrcRainbowDelimitersDepth1Face">(</text:span><text:span text:style-name="OrgSrcFontLockKeywordFace">self</text:span>,<text:s/>deleted_sits<text:span text:style-name="OrgSrcRainbowDelimitersDepth1Face">)</text:span>:</text:p>
      <text:p text:style-name="OrgSrcBlock"><text:s/><text:s/><text:s/><text:s/><text:s/><text:s/><text:s/><text:s/><text:span text:style-name="OrgSrcFontLockKeywordFace">self</text:span>.<text:span text:style-name="OrgSrcFontLockVariableNameFace">sits</text:span><text:s/><text:span text:style-name="OrgSrcFontLockOperatorFace">-=</text:span><text:s/>deleted_sits</text:p>
      <text:p text:style-name="OrgSrcBlock"><text:s/><text:s/><text:s/><text:s/><text:span text:style-name="OrgSrcFontLockKeywordFace">def</text:span><text:s/><text:span text:style-name="OrgSrcFontLockFunctionNameFace">MoreSits</text:span><text:span text:style-name="OrgSrcRainbowDelimitersDepth1Face">(</text:span><text:span text:style-name="OrgSrcFontLockKeywordFace">self</text:span>,<text:s/>added_sits<text:span text:style-name="OrgSrcRainbowDelimitersDepth1Face">)</text:span>:</text:p>
      <text:p text:style-name="OrgSrcBlock"><text:s/><text:s/><text:s/><text:s/><text:s/><text:s/><text:s/><text:s/><text:span text:style-name="OrgSrcFontLockKeywordFace">self</text:span>.<text:span text:style-name="OrgSrcFontLockVariableNameFace">sits</text:span><text:s/><text:span text:style-name="OrgSrcFontLockOperatorFace">+=</text:span><text:s/>added_sits</text:p>
      <text:p text:style-name="OrgSrcBlock"/>
      <text:p text:style-name="OrgSrcBlock"><text:s/><text:s/><text:s/><text:s/><text:span text:style-name="OrgSrcFontLockCommentDelimiterFace">#<text:s/><text:s/><text:s/><text:s/></text:span><text:span text:style-name="OrgSrcFontLockCommentFace">GET</text:span></text:p>
      <text:p text:style-name="OrgSrcBlock"><text:s/><text:s/><text:s/><text:s/><text:span text:style-name="OrgSrcFontLockKeywordFace">def</text:span><text:s/><text:span text:style-name="OrgSrcFontLockFunctionNameFace">getNomer</text:span><text:span text:style-name="OrgSrcRainbowDelimitersDepth1Face">(</text:span><text:span text:style-name="OrgSrcFontLockKeywordFace">self</text:span><text:span text:style-name="OrgSrcRainbowDelimitersDepth1Face">)</text:span><text:s/><text:s/>:<text:s/><text:span text:style-name="OrgSrcFontLockKeywordFace">return</text:span><text:span text:style-name="OrgSrcRainbowDelimitersDepth1Face">(</text:span><text:span text:style-name="OrgSrcFontLockKeywordFace">self</text:span>.nomer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getPurpose</text:span><text:span text:style-name="OrgSrcRainbowDelimitersDepth1Face">(</text:span><text:span text:style-name="OrgSrcFontLockKeywordFace">self</text:span><text:span text:style-name="OrgSrcRainbowDelimitersDepth1Face">)</text:span>:<text:s/><text:span text:style-name="OrgSrcFontLockKeywordFace">return</text:span><text:span text:style-name="OrgSrcRainbowDelimitersDepth1Face">(</text:span><text:span text:style-name="OrgSrcFontLockKeywordFace">self</text:span>.purpose<text:s/><text:span text:style-name="OrgSrcFontLockKeywordFace">if</text:span><text:s/><text:span text:style-name="OrgSrcFontLockKeywordFace">self</text:span>.purpose<text:s/><text:span text:style-name="OrgSrcFontLockOperatorFace">!=</text:span><text:s/><text:span text:style-name="OrgSrcFontLockConstantFace">None</text:span><text:s/><text:span text:style-name="OrgSrcFontLockKeywordFace">else</text:span><text:s/><text:span text:style-name="OrgSrcFontLockStringFace">"не<text:s/>визначене"</text:span>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getSits</text:span><text:span text:style-name="OrgSrcRainbowDelimitersDepth1Face">(</text:span><text:span text:style-name="OrgSrcFontLockKeywordFace">self</text:span><text:span text:style-name="OrgSrcRainbowDelimitersDepth1Face">)</text:span><text:s/><text:s/><text:s/>:<text:s/><text:span text:style-name="OrgSrcFontLockKeywordFace">return</text:span><text:span text:style-name="OrgSrcRainbowDelimitersDepth1Face">(</text:span><text:span text:style-name="OrgSrcFontLockKeywordFace">self</text:span>.sits<text:s/><text:s/><text:s/><text:s/><text:span text:style-name="OrgSrcFontLockKeywordFace">if</text:span><text:s/><text:span text:style-name="OrgSrcFontLockKeywordFace">self</text:span>.sits<text:s/><text:s/><text:s/><text:s/><text:span text:style-name="OrgSrcFontLockOperatorFace">!=</text:span><text:s/><text:span text:style-name="OrgSrcHighlightNumbersNumber">0</text:span><text:s/><text:s/><text:s/><text:s/><text:span text:style-name="OrgSrcFontLockKeywordFace">else</text:span><text:s/><text:span text:style-name="OrgSrcFontLockStringFace">"не<text:s/>визначена"</text:span><text:span text:style-name="OrgSrcRainbowDelimitersDepth1Face">)</text:span></text:p>
      <text:p text:style-name="OrgSrcBlock"/>
      <text:p text:style-name="OrgSrcBlock"><text:s/><text:s/><text:s/><text:s/><text:span text:style-name="OrgSrcFontLockCommentDelimiterFace">#<text:s/><text:s/><text:s/><text:s/></text:span><text:span text:style-name="OrgSrcFontLockCommentFace">SET</text:span></text:p>
      <text:p text:style-name="OrgSrcBlock"><text:s/><text:s/><text:s/><text:s/><text:span text:style-name="OrgSrcFontLockKeywordFace">def</text:span><text:s/><text:span text:style-name="OrgSrcFontLockFunctionNameFace">setNomer</text:span><text:span text:style-name="OrgSrcRainbowDelimitersDepth1Face">(</text:span><text:span text:style-name="OrgSrcFontLockKeywordFace">self</text:span>,nomer<text:span text:style-name="OrgSrcRainbowDelimitersDepth1Face">)</text:span><text:s/><text:s/><text:s/><text:s/>:<text:s/><text:span text:style-name="OrgSrcFontLockKeywordFace">self</text:span>.<text:span text:style-name="OrgSrcFontLockVariableNameFace">nomer</text:span><text:s/><text:s/><text:s/><text:span text:style-name="OrgSrcFontLockOperatorFace">=</text:span><text:s/>nomer</text:p>
      <text:p text:style-name="OrgSrcBlock"><text:s/><text:s/><text:s/><text:s/><text:span text:style-name="OrgSrcFontLockKeywordFace">def</text:span><text:s/><text:span text:style-name="OrgSrcFontLockFunctionNameFace">setPurpose</text:span><text:span text:style-name="OrgSrcRainbowDelimitersDepth1Face">(</text:span><text:span text:style-name="OrgSrcFontLockKeywordFace">self</text:span>,purpose<text:span text:style-name="OrgSrcRainbowDelimitersDepth1Face">)</text:span>:<text:s/><text:span text:style-name="OrgSrcFontLockKeywordFace">self</text:span>.<text:span text:style-name="OrgSrcFontLockVariableNameFace">purpose</text:span><text:s/><text:span text:style-name="OrgSrcFontLockOperatorFace">=</text:span><text:s/>purpose</text:p>
      <text:p text:style-name="OrgSrcBlock"><text:s/><text:s/><text:s/><text:s/><text:span text:style-name="OrgSrcFontLockKeywordFace">def</text:span><text:s/><text:span text:style-name="OrgSrcFontLockFunctionNameFace">setSits</text:span><text:span text:style-name="OrgSrcRainbowDelimitersDepth1Face">(</text:span><text:span text:style-name="OrgSrcFontLockKeywordFace">self</text:span>,sits<text:span text:style-name="OrgSrcRainbowDelimitersDepth1Face">)</text:span><text:s/><text:s/><text:s/><text:s/><text:s/><text:s/>:<text:s/><text:span text:style-name="OrgSrcFontLockKeywordFace">self</text:span>.<text:span text:style-name="OrgSrcFontLockVariableNameFace">sits</text:span><text:s/><text:s/><text:s/><text:s/><text:span text:style-name="OrgSrcFontLockOperatorFace">=</text:span><text:s/>sits</text:p>
      <text:p text:style-name="OrgSrcBlock"/>
      <text:p text:style-name="OrgSrcBlock"><text:s/><text:s/><text:s/><text:s/><text:span text:style-name="OrgSrcFontLockCommentDelimiterFace">#<text:s/><text:s/><text:s/><text:s/></text:span><text:span text:style-name="OrgSrcFontLockCommentFace">STR</text:span></text:p>
      <text:p text:style-name="OrgSrcBlock"><text:s/><text:s/><text:s/><text:s/><text:span text:style-name="OrgSrcFontLockKeywordFace">def</text:span><text:s/><text:span text:style-name="OrgSrcFontLockFunctionNameFace">__str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pan text:style-name="OrgSrcRainbowDelimitersDepth1Face">(</text:span><text:span text:style-name="OrgSrcFontLockStringFace">""</text:span><text:span text:style-name="OrgSrcFontLockStringFace">"</text:span></text:p>
      <text:p text:style-name="OrgSrcBlock"><text:span text:style-name="OrgSrcFontLockStringFace"><text:s/><text:s/><text:s/><text:s/><text:s/><text:s/><text:s/><text:s/>Аудиторія<text:s/>номер<text:s/>%d</text:span></text:p>
      <text:p text:style-name="OrgSrcBlock"><text:span text:style-name="OrgSrcFontLockStringFace"><text:s/><text:s/><text:s/><text:s/><text:s/><text:s/><text:s/><text:s/></text:span><text:span text:style-name="OrgSrcFontLockConstantFace">\t</text:span><text:span text:style-name="OrgSrcFontLockStringFace">Призначення<text:s/>%s</text:span></text:p>
      <text:p text:style-name="OrgSrcBlock"><text:span text:style-name="OrgSrcFontLockStringFace"><text:s/><text:s/><text:s/><text:s/><text:s/><text:s/><text:s/><text:s/></text:span><text:span text:style-name="OrgSrcFontLockConstantFace">\t</text:span><text:span text:style-name="OrgSrcFontLockStringFace">Кількість<text:s/>стільців<text:s/>%s</text:span></text:p>
      <text:p text:style-name="OrgSrcBlock"><text:span text:style-name="OrgSrcFontLockStringFace"><text:s/><text:s/><text:s/><text:s/><text:s/><text:s/><text:s/><text:s/></text:span><text:span text:style-name="OrgSrcFontLockStringFace">"</text:span><text:span text:style-name="OrgSrcFontLockStringFace">""</text:span><text:span text:style-name="OrgSrcFontLockOperatorFace">%</text:span><text:span text:style-name="OrgSrcRainbowDelimitersDepth2Face">(</text:span><text:span text:style-name="OrgSrcFontLockKeywordFace">self</text:span>.nomer,<text:span text:style-name="OrgSrcFontLockKeywordFace">self</text:span>.getPurpose<text:span text:style-name="OrgSrcRainbowDelimitersDepth3Face">(</text:span><text:span text:style-name="OrgSrcRainbowDelimitersDepth3Face">)</text:span>,<text:span text:style-name="OrgSrcFontLockKeywordFace">self</text:span>.getSits<text:span text:style-name="OrgSrcRainbowDelimitersDepth3Face">(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"/>
      <text:p text:style-name="OrgSrcBlock"/>
      <text:p text:style-name="OrgSrcBlock"/>
      <text:p text:style-name="OrgSrcBlock"><text:span text:style-name="OrgSrcFontLockCommentDelimiterFace">#<text:s/><text:s/><text:s/><text:s/></text:span><text:span text:style-name="OrgSrcFontLockCommentFace">LEKCIYNA</text:span></text:p>
      <text:p text:style-name="OrgSrcBlock"><text:span text:style-name="OrgSrcFontLockKeywordFace">class</text:span><text:s/><text:span text:style-name="OrgSrcFontLockTypeFace">Lekciyna</text:span><text:s/><text:s/><text:s/><text:s/><text:span text:style-name="OrgSrcRainbowDelimitersDepth1Face">(</text:span>Audytoriya<text:span text:style-name="OrgSrcRainbowDelimitersDepth1Face">)</text:span>:</text:p>
      <text:p text:style-name="OrgSrcBlock"><text:s/><text:s/><text:s/><text:s/><text:span text:style-name="OrgSrcFontLockCommentDelimiterFace">#<text:s/><text:s/><text:s/><text:s/></text:span><text:span text:style-name="OrgSrcFontLockCommentFace">__INIT__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nomer,sits<text:span text:style-name="OrgSrcRainbowDelimitersDepth1Face">)</text:span>:</text:p>
      <text:p text:style-name="OrgSrcBlock"><text:s/><text:s/><text:s/><text:s/><text:s/><text:s/><text:s/><text:s/>Audytoriya.__init__<text:span text:style-name="OrgSrcRainbowDelimitersDepth1Face">(</text:span><text:span text:style-name="OrgSrcFontLockKeywordFace">self</text:span>,<text:s/>nomer,<text:s/><text:span text:style-name="OrgSrcFontLockStringFace">"Лекційна"</text:span>,<text:s/>sits<text:span text:style-name="OrgSrcRainbowDelimitersDepth1Face">)</text:span></text:p>
      <text:p text:style-name="OrgSrcBlock"><text:s/><text:s/><text:s/><text:s/><text:span text:style-name="OrgSrcFontLockCommentDelimiterFace">#<text:s/><text:s/><text:s/><text:s/></text:span><text:span text:style-name="OrgSrcFontLockCommentFace">----</text:span></text:p>
      <text:p text:style-name="OrgSrcBlock"><text:s/><text:s/><text:s/><text:s/><text:span text:style-name="OrgSrcFontLockKeywordFace">def</text:span><text:s/><text:span text:style-name="OrgSrcFontLockFunctionNameFace">setSits</text:span><text:span text:style-name="OrgSrcRainbowDelimitersDepth1Face">(</text:span><text:span text:style-name="OrgSrcFontLockKeywordFace">self</text:span>,sits,<text:s/>numer_of_tables<text:s/><text:span text:style-name="OrgSrcFontLockOperatorFace">=</text:span><text:s/><text:span text:style-name="OrgSrcHighlightNumbersNumber">1</text:span><text:span text:style-name="OrgSrcRainbowDelimitersDepth1Face">)</text:span>:<text:s/><text:span text:style-name="OrgSrcFontLockKeywordFace">self</text:span>.<text:span text:style-name="OrgSrcFontLockVariableNameFace">sits</text:span><text:s/><text:span text:style-name="OrgSrcFontLockOperatorFace">=</text:span><text:s/>sits<text:s/><text:span text:style-name="OrgSrcFontLockOperatorFace">*</text:span><text:s/>numer_of_tables</text:p>
      <text:p text:style-name="OrgSrcBlock"/>
      <text:p text:style-name="OrgSrcBlock"/>
      <text:p text:style-name="OrgSrcBlock"/>
      <text:p text:style-name="OrgSrcBlock"><text:span text:style-name="OrgSrcFontLockCommentDelimiterFace">#<text:s/><text:s/><text:s/><text:s/></text:span><text:span text:style-name="OrgSrcFontLockCommentFace">COMPUTERNA</text:span></text:p>
      <text:p text:style-name="OrgSrcBlock"><text:span text:style-name="OrgSrcFontLockKeywordFace">class</text:span><text:s/><text:span text:style-name="OrgSrcFontLockTypeFace">Computerna</text:span><text:s/><text:span text:style-name="OrgSrcRainbowDelimitersDepth1Face">(</text:span>Audytoriya<text:span text:style-name="OrgSrcRainbowDelimitersDepth1Face">)</text:span>:</text:p>
      <text:p text:style-name="OrgSrcBlock"><text:s/><text:s/><text:s/><text:s/><text:span text:style-name="OrgSrcFontLockCommentDelimiterFace">#<text:s/><text:s/><text:s/><text:s/></text:span><text:span text:style-name="OrgSrcFontLockCommentFace">__INIT__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nomer,sits<text:span text:style-name="OrgSrcRainbowDelimitersDepth1Face">)</text:span>:</text:p>
      <text:p text:style-name="OrgSrcBlock"><text:s/><text:s/><text:s/><text:s/><text:s/><text:s/><text:s/><text:s/>Audytoriya.__init__<text:span text:style-name="OrgSrcRainbowDelimitersDepth1Face">(</text:span><text:span text:style-name="OrgSrcFontLockKeywordFace">self</text:span>,<text:s/>nomer,<text:s/><text:span text:style-name="OrgSrcFontLockStringFace">"Комп'ютерна"</text:span>,<text:s/>sits<text:span text:style-name="OrgSrcRainbowDelimitersDepth1Face">)</text:span></text:p>
      <text:p text:style-name="OrgSrcBlock"><text:s/><text:s/><text:s/><text:s/><text:span text:style-name="OrgSrcFontLockCommentDelimiterFace">#<text:s/><text:s/><text:s/><text:s/></text:span><text:span text:style-name="OrgSrcFontLockCommentFace">----</text:span></text:p>
      <text:p text:style-name="OrgSrcBlock"><text:s/><text:s/><text:s/><text:s/><text:span text:style-name="OrgSrcFontLockKeywordFace">def</text:span><text:s/><text:span text:style-name="OrgSrcFontLockFunctionNameFace">setSits</text:span><text:span text:style-name="OrgSrcRainbowDelimitersDepth1Face">(</text:span><text:span text:style-name="OrgSrcFontLockKeywordFace">self</text:span>,sits,with_computer<text:s/><text:span text:style-name="OrgSrcFontLockOperatorFace">=</text:span><text:s/><text:span text:style-name="OrgSrcHighlightNumbersNumber">0</text:span><text:span text:style-name="OrgSrcRainbowDelimitersDepth1Face">)</text:span>:</text:p>
      <text:p text:style-name="OrgSrcBlock"><text:s/><text:s/><text:s/><text:s/><text:s/><text:s/><text:s/><text:s/><text:span text:style-name="OrgSrcFontLockBuiltinFace">super</text:span><text:span text:style-name="OrgSrcRainbowDelimitersDepth1Face">(</text:span><text:span text:style-name="OrgSrcRainbowDelimitersDepth1Face">)</text:span>.setSits<text:span text:style-name="OrgSrcRainbowDelimitersDepth1Face">(</text:span>sits<text:span text:style-name="OrgSrcRainbowDelimitersDepth1Face">)</text:span></text:p>
      <text:p text:style-name="OrgSrcBlock"><text:s/><text:s/><text:s/><text:s/><text:s/><text:s/><text:s/><text:s/><text:span text:style-name="OrgSrcFontLockKeywordFace">self</text:span>.<text:span text:style-name="OrgSrcFontLockVariableNameFace">with_computer</text:span><text:s/><text:span text:style-name="OrgSrcFontLockOperatorFace">=</text:span><text:s/>with_computer</text:p>
      <text:p text:style-name="OrgSrcBlock"><text:s/><text:s/><text:s/><text:s/><text:s/><text:s/><text:s/><text:s/><text:span text:style-name="OrgSrcFontLockKeywordFace">if</text:span><text:s/>with_computer<text:s/><text:span text:style-name="OrgSrcFontLockOperatorFace">&gt;</text:span><text:s/>sits:</text:p>
      <text:p text:style-name="OrgSrcBlock"><text:s/><text:s/><text:s/><text:s/><text:s/><text:s/><text:s/><text:s/><text:s/><text:s/><text:s/><text:s/><text:span text:style-name="OrgSrcFontLockBuiltinFace">print</text:span><text:span text:style-name="OrgSrcRainbowDelimitersDepth1Face">(</text:span><text:span text:style-name="OrgSrcFontLockStringFace">"!к-сть<text:s/>місць<text:s/>з<text:s/>комп'ютером<text:s/>&gt;<text:s/>загальної<text:s/>к-сті<text:s/>місць.<text:s/>Вірогідна<text:s/>помилка"</text:span>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getSits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RainbowDelimitersDepth1Face">(</text:span><text:span text:style-name="OrgSrcFontLockStringFace">"%s,<text:s/>%s<text:s/>з<text:s/>яких<text:s/>обладнано<text:s/>комп'ютером"</text:span><text:s/><text:span text:style-name="OrgSrcFontLockOperatorFace">%</text:span><text:s/><text:span text:style-name="OrgSrcRainbowDelimitersDepth2Face">(</text:span><text:span text:style-name="OrgSrcFontLockBuiltinFace">super</text:span><text:span text:style-name="OrgSrcRainbowDelimitersDepth3Face">(</text:span><text:span text:style-name="OrgSrcRainbowDelimitersDepth3Face">)</text:span>.getSits<text:span text:style-name="OrgSrcRainbowDelimitersDepth3Face">(</text:span><text:span text:style-name="OrgSrcRainbowDelimitersDepth3Face">)</text:span>,<text:s/><text:span text:style-name="OrgSrcFontLockKeywordFace">self</text:span>.with_computer<text:span text:style-name="OrgSrcRainbowDelimitersDepth2Face">)</text:span><text:span text:style-name="OrgSrcRainbowDelimitersDepth1Face">)</text:span></text:p>
      <text:p text:style-name="OrgSrcBlock"/>
      <text:p text:style-name="OrgSrcBlock"/>
      <text:p text:style-name="OrgSrcBlock"/>
      <text:p text:style-name="OrgSrcBlock"><text:span text:style-name="OrgSrcFontLockCommentDelimiterFace">#<text:s/><text:s/><text:s/><text:s/></text:span><text:span text:style-name="OrgSrcFontLockCommentFace">VYKLADATSKA</text:span></text:p>
      <text:p text:style-name="OrgSrcBlock"><text:span text:style-name="OrgSrcFontLockKeywordFace">class</text:span><text:s/><text:span text:style-name="OrgSrcFontLockTypeFace">Vykladatska</text:span><text:span text:style-name="OrgSrcRainbowDelimitersDepth1Face">(</text:span>Audytoriya<text:span text:style-name="OrgSrcRainbowDelimitersDepth1Face">)</text:span>:</text:p>
      <text:p text:style-name="OrgSrcBlock"><text:s/><text:s/><text:s/><text:s/><text:span text:style-name="OrgSrcFontLockCommentDelimiterFace">#<text:s/><text:s/><text:s/><text:s/></text:span><text:span text:style-name="OrgSrcFontLockCommentFace">__INIT__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nomer,sits<text:span text:style-name="OrgSrcRainbowDelimitersDepth1Face">)</text:span>:</text:p>
      <text:p text:style-name="OrgSrcBlock"><text:s/><text:s/><text:s/><text:s/><text:s/><text:s/><text:s/><text:s/>Audytoriya.__init__<text:span text:style-name="OrgSrcRainbowDelimitersDepth1Face">(</text:span><text:span text:style-name="OrgSrcFontLockKeywordFace">self</text:span>,<text:s/>nomer,<text:s/><text:span text:style-name="OrgSrcFontLockStringFace">"Викладатська"</text:span>,<text:s/>sits<text:span text:style-name="OrgSrcRainbowDelimitersDepth1Face">)</text:span></text:p>
      <text:p text:style-name="OrgSrcBlock"><text:s/><text:s/><text:s/><text:s/><text:s/><text:s/><text:s/><text:s/><text:span text:style-name="OrgSrcFontLockKeywordFace">self</text:span>.setKafedra<text:span text:style-name="OrgSrcRainbowDelimitersDepth1Face">(</text:span><text:span text:style-name="OrgSrcFontLockConstantFace">None</text:span><text:span text:style-name="OrgSrcRainbowDelimitersDepth1Face">)</text:span></text:p>
      <text:p text:style-name="OrgSrcBlock"><text:s/><text:s/><text:s/><text:s/><text:span text:style-name="OrgSrcFontLockCommentDelimiterFace">#<text:s/><text:s/><text:s/><text:s/></text:span><text:span text:style-name="OrgSrcFontLockCommentFace">----</text:span></text:p>
      <text:p text:style-name="OrgSrcBlock"><text:s/><text:s/><text:s/><text:s/><text:span text:style-name="OrgSrcFontLockKeywordFace">def</text:span><text:s/><text:span text:style-name="OrgSrcFontLockFunctionNameFace">setKafedra</text:span><text:span text:style-name="OrgSrcRainbowDelimitersDepth1Face">(</text:span><text:span text:style-name="OrgSrcFontLockKeywordFace">self</text:span>,kafedra<text:span text:style-name="OrgSrcRainbowDelimitersDepth1Face">)</text:span>:<text:s/><text:span text:style-name="OrgSrcFontLockKeywordFace">self</text:span>.<text:span text:style-name="OrgSrcFontLockVariableNameFace">kafedra</text:span><text:s/><text:span text:style-name="OrgSrcFontLockOperatorFace">=</text:span><text:s/>kafedra</text:p>
      <text:p text:style-name="OrgSrcBlock"><text:s/><text:s/><text:s/><text:s/><text:span text:style-name="OrgSrcFontLockKeywordFace">def</text:span><text:s/><text:span text:style-name="OrgSrcFontLockFunctionNameFace">getKafedra</text:span><text:span text:style-name="OrgSrcRainbowDelimitersDepth1Face">(</text:span><text:span text:style-name="OrgSrcFontLockKeywordFace">self</text:span><text:span text:style-name="OrgSrcRainbowDelimitersDepth1Face">)</text:span>:<text:s/><text:span text:style-name="OrgSrcFontLockKeywordFace">return</text:span><text:span text:style-name="OrgSrcRainbowDelimitersDepth1Face">(</text:span><text:span text:style-name="OrgSrcFontLockKeywordFace">self</text:span>.kafedra<text:s/><text:s/><text:s/><text:s/><text:span text:style-name="OrgSrcFontLockKeywordFace">if</text:span><text:s/><text:span text:style-name="OrgSrcFontLockKeywordFace">self</text:span>.kafedra<text:s/><text:s/><text:s/><text:s/><text:span text:style-name="OrgSrcFontLockOperatorFace">!=</text:span><text:s/><text:span text:style-name="OrgSrcHighlightNumbersNumber">0</text:span><text:s/><text:s/><text:s/><text:s/><text:span text:style-name="OrgSrcFontLockKeywordFace">else</text:span><text:s/><text:span text:style-name="OrgSrcFontLockStringFace">"не<text:s/>визначена"</text:span>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__str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BuiltinFace">super</text:span><text:span text:style-name="OrgSrcRainbowDelimitersDepth1Face">(</text:span><text:span text:style-name="OrgSrcRainbowDelimitersDepth1Face">)</text:span>.__str__<text:span text:style-name="OrgSrcRainbowDelimitersDepth1Face">(</text:span><text:span text:style-name="OrgSrcRainbowDelimitersDepth1Face">)</text:span><text:s/><text:span text:style-name="OrgSrcFontLockOperatorFace">+</text:span><text:s/><text:span text:style-name="OrgSrcFontLockStringFace">"</text:span><text:span text:style-name="OrgSrcFontLockConstantFace">\t</text:span><text:span text:style-name="OrgSrcFontLockStringFace">Кафедра<text:s/>%s"</text:span><text:s/><text:span text:style-name="OrgSrcFontLockOperatorFace">%</text:span><text:s/><text:span text:style-name="OrgSrcFontLockKeywordFace">self</text:span>.getKafedra<text:span text:style-name="OrgSrcRainbowDelimitersDepth1Face">(</text:span><text:span text:style-name="OrgSrcRainbowDelimitersDepth1Face">)</text:span></text:p>
      <text:p text:style-name="OrgSrcBlock"/>
      <text:p text:style-name="OrgSrcBlock"/>
      <text:p text:style-name="OrgSrcBlock"><text:span text:style-name="OrgSrcFontLockKeywordFace">if</text:span><text:s/><text:span text:style-name="OrgSrcFontLockBuiltinFace">__name__</text:span><text:s/><text:span text:style-name="OrgSrcFontLockOperatorFace">==</text:span><text:s/><text:span text:style-name="OrgSrcFontLockStringFace">"__main__"</text:span>:</text:p>
      <text:p text:style-name="OrgSrcBlock"><text:s/><text:s/><text:s/><text:s/><text:span text:style-name="OrgSrcFontLockBuiltinFace">print</text:span><text:span text:style-name="OrgSrcRainbowDelimitersDepth1Face">(</text:span><text:span text:style-name="OrgSrcFontLockStringFace">""</text:span><text:span text:style-name="OrgSrcFontLockStringFace">"</text:span><text:span text:style-name="OrgSrcFontLockConstantFace">\n</text:span><text:span text:style-name="OrgSrcFontLockStringFace">LEKCIYNA</text:span><text:span text:style-name="OrgSrcFontLockStringFace">"</text:span><text:span text:style-name="OrgSrcFontLockStringFace">""</text:span><text:span text:style-name="OrgSrcRainbowDelimitersDepth1Face">)</text:span></text:p>
      <text:p text:style-name="OrgSrcBlock"><text:s/><text:s/><text:s/><text:s/><text:span text:style-name="OrgSrcFontLockVariableNameFace">lekciyna_1</text:span><text:s/><text:span text:style-name="OrgSrcFontLockOperatorFace">=</text:span><text:s/>Lekciyna<text:span text:style-name="OrgSrcRainbowDelimitersDepth1Face">(</text:span><text:span text:style-name="OrgSrcHighlightNumbersNumber">1</text:span>,<text:s/><text:span text:style-name="OrgSrcHighlightNumbersNumber">10</text:span><text:span text:style-name="OrgSrcRainbowDelimitersDepth1Face">)</text:span></text:p>
      <text:p text:style-name="OrgSrcBlock"><text:s/><text:s/><text:s/><text:s/><text:span text:style-name="OrgSrcFontLockBuiltinFace">print</text:span><text:span text:style-name="OrgSrcRainbowDelimitersDepth1Face">(</text:span>lekciyna_1<text:span text:style-name="OrgSrcRainbowDelimitersDepth1Face">)</text:span></text:p>
      <text:p text:style-name="OrgSrcBlock"/>
      <text:p text:style-name="OrgSrcBlock"><text:s/><text:s/><text:s/><text:s/><text:span text:style-name="OrgSrcFontLockBuiltinFace">print</text:span><text:span text:style-name="OrgSrcRainbowDelimitersDepth1Face">(</text:span><text:span text:style-name="OrgSrcFontLockStringFace">""</text:span><text:span text:style-name="OrgSrcFontLockStringFace">"</text:span><text:span text:style-name="OrgSrcFontLockConstantFace">\n</text:span><text:span text:style-name="OrgSrcFontLockStringFace">COMPUTERNA</text:span><text:span text:style-name="OrgSrcFontLockStringFace">"</text:span><text:span text:style-name="OrgSrcFontLockStringFace">""</text:span><text:span text:style-name="OrgSrcRainbowDelimitersDepth1Face">)</text:span></text:p>
      <text:p text:style-name="OrgSrcBlock"><text:s/><text:s/><text:s/><text:s/><text:span text:style-name="OrgSrcFontLockVariableNameFace">computerna_2</text:span><text:s/><text:span text:style-name="OrgSrcFontLockOperatorFace">=</text:span><text:s/>Computerna<text:span text:style-name="OrgSrcRainbowDelimitersDepth1Face">(</text:span><text:span text:style-name="OrgSrcHighlightNumbersNumber">2</text:span>,<text:s/><text:span text:style-name="OrgSrcHighlightNumbersNumber">20</text:span><text:span text:style-name="OrgSrcRainbowDelimitersDepth1Face">)</text:span></text:p>
      <text:p text:style-name="OrgSrcBlock"><text:s/><text:s/><text:s/><text:s/><text:span text:style-name="OrgSrcFontLockBuiltinFace">print</text:span><text:span text:style-name="OrgSrcRainbowDelimitersDepth1Face">(</text:span>computerna_2<text:span text:style-name="OrgSrcRainbowDelimitersDepth1Face">)</text:span></text:p>
      <text:p text:style-name="OrgSrcBlock"/>
      <text:p text:style-name="OrgSrcBlock"><text:s/><text:s/><text:s/><text:s/><text:span text:style-name="OrgSrcFontLockBuiltinFace">print</text:span><text:span text:style-name="OrgSrcRainbowDelimitersDepth1Face">(</text:span><text:span text:style-name="OrgSrcFontLockStringFace">""</text:span><text:span text:style-name="OrgSrcFontLockStringFace">"</text:span><text:span text:style-name="OrgSrcFontLockConstantFace">\n</text:span><text:span text:style-name="OrgSrcFontLockStringFace">VYKLADATSKA</text:span><text:span text:style-name="OrgSrcFontLockStringFace">"</text:span><text:span text:style-name="OrgSrcFontLockStringFace">""</text:span><text:span text:style-name="OrgSrcRainbowDelimitersDepth1Face">)</text:span></text:p>
      <text:p text:style-name="OrgSrcBlock"><text:s/><text:s/><text:s/><text:s/><text:span text:style-name="OrgSrcFontLockVariableNameFace">vykladatska_3</text:span><text:s/><text:span text:style-name="OrgSrcFontLockOperatorFace">=</text:span><text:s/>Vykladatska<text:span text:style-name="OrgSrcRainbowDelimitersDepth1Face">(</text:span><text:span text:style-name="OrgSrcHighlightNumbersNumber">3</text:span>,<text:s/><text:span text:style-name="OrgSrcHighlightNumbersNumber">30</text:span><text:span text:style-name="OrgSrcRainbowDelimitersDepth1Face">)</text:span></text:p>
      <text:p text:style-name="OrgSrcBlockLastLine"><text:s/><text:s/><text:s/><text:s/><text:span text:style-name="OrgSrcFontLockBuiltinFace">print</text:span><text:span text:style-name="OrgSrcRainbowDelimitersDepth1Face">(</text:span>vykladatska_3<text:span text:style-name="OrgSrcRainbowDelimitersDepth1Face">)</text:span></text:p>
      <text:p text:style-name="OrgSrcBlock"/>
      <text:p text:style-name="OrgSrcBlock">LEKCIYNA</text:p>
      <text:p text:style-name="OrgSrcBlock"/>
      <text:p text:style-name="OrgSrcBlock"><text:s/><text:s/><text:s/><text:s/><text:s/><text:s/><text:s/><text:s/>Аудиторія<text:s/>номер<text:s/>1</text:p>
      <text:p text:style-name="OrgSrcBlock"><text:s/><text:s/><text:s/><text:s/><text:s/><text:s/><text:s/><text:s/><text:tab/>Призначення<text:s/>Лекційна</text:p>
      <text:p text:style-name="OrgSrcBlock"><text:s/><text:s/><text:s/><text:s/><text:s/><text:s/><text:s/><text:s/><text:tab/>Кількість<text:s/>стільців<text:s/>10</text:p>
      <text:p text:style-name="OrgSrcBlock"/>
      <text:p text:style-name="OrgSrcBlock"/>
      <text:p text:style-name="OrgSrcBlock">COMPUTERNA</text:p>
      <text:p text:style-name="OrgSrcBlock"/>
      <text:p text:style-name="OrgSrcBlock"><text:s/><text:s/><text:s/><text:s/><text:s/><text:s/><text:s/><text:s/>Аудиторія<text:s/>номер<text:s/>2</text:p>
      <text:p text:style-name="OrgSrcBlock"><text:s/><text:s/><text:s/><text:s/><text:s/><text:s/><text:s/><text:s/><text:tab/>Призначення<text:s/>Комп'ютерна</text:p>
      <text:p text:style-name="OrgSrcBlock"><text:s/><text:s/><text:s/><text:s/><text:s/><text:s/><text:s/><text:s/><text:tab/>Кількість<text:s/>стільців<text:s/>20,<text:s/>0<text:s/>з<text:s/>яких<text:s/>обладнано<text:s/>комп'ютером</text:p>
      <text:p text:style-name="OrgSrcBlock"/>
      <text:p text:style-name="OrgSrcBlock"/>
      <text:p text:style-name="OrgSrcBlock">VYKLADATSKA</text:p>
      <text:p text:style-name="OrgSrcBlock"/>
      <text:p text:style-name="OrgSrcBlock"><text:s/><text:s/><text:s/><text:s/><text:s/><text:s/><text:s/><text:s/>Аудиторія<text:s/>номер<text:s/>3</text:p>
      <text:p text:style-name="OrgSrcBlock"><text:s/><text:s/><text:s/><text:s/><text:s/><text:s/><text:s/><text:s/><text:tab/>Призначення<text:s/>Викладатська</text:p>
      <text:p text:style-name="OrgSrcBlockLastLine"><text:s/><text:s/><text:s/><text:s/><text:s/><text:s/><text:s/><text:s/><text:tab/>Кількість<text:s/>стільців<text:s/>30</text:p>
      <text:p text:style-name="OrgSrcBlockLastLine"><text:s/><text:s/><text:s/><text:s/><text:s/><text:s/><text:s/><text:s/><text:tab/>Кафедра<text:s/>None</text:p>
      <text:h text:style-name="Heading_20_2" text:outline-level="2" text:is-list-header="false">
<text:bookmark-start text:name="OrgXref.orgfd9722e"/>
<text:bookmark text:name="orgfd9722e"/>Крок 6. Збереження об'єктів в базі даних (модулі shelve і dbm). Дослідження сховища в інтерактивному сеансі.
<text:bookmark-end text:name="OrgXref.orgfd9722e"/></text:h>
      <text:h text:style-name="Heading_20_3" text:outline-level="3" text:is-list-header="false">
<text:bookmark-start text:name="OrgXref.orgcb95834"/>
<text:bookmark text:name="orgcb95834"/>Модуль shelve
<text:bookmark-end text:name="OrgXref.orgcb95834"/></text:h>
      <text:p text:style-name="OrgSrcBlock"><text:span text:style-name="OrgSrcFontLockKeywordFace">from</text:span><text:s/>avramenko_3_var_1_step_5<text:s/><text:span text:style-name="OrgSrcFontLockKeywordFace">import</text:span><text:s/>Audytoriya,<text:s/>Lekciyna,<text:s/>Computerna,<text:s/>Vykladatska</text:p>
      <text:p text:style-name="OrgSrcBlock"><text:span text:style-name="OrgSrcFontLockCommentDelimiterFace">#<text:s/><text:s/><text:s/><text:s/></text:span><text:span text:style-name="OrgSrcFontLockCommentFace">LEKCIYNA</text:span></text:p>
      <text:p text:style-name="OrgSrcBlock"><text:span text:style-name="OrgSrcFontLockVariableNameFace">lekciyna_301</text:span><text:s/><text:span text:style-name="OrgSrcFontLockOperatorFace">=</text:span><text:s/>Lekciyna<text:span text:style-name="OrgSrcRainbowDelimitersDepth1Face">(</text:span><text:span text:style-name="OrgSrcHighlightNumbersNumber">301</text:span>,<text:s/><text:span text:style-name="OrgSrcHighlightNumbersNumber">310</text:span><text:span text:style-name="OrgSrcRainbowDelimitersDepth1Face">)</text:span></text:p>
      <text:p text:style-name="OrgSrcBlock"><text:span text:style-name="OrgSrcFontLockVariableNameFace">lekciyna_302</text:span><text:s/><text:span text:style-name="OrgSrcFontLockOperatorFace">=</text:span><text:s/>Lekciyna<text:span text:style-name="OrgSrcRainbowDelimitersDepth1Face">(</text:span><text:span text:style-name="OrgSrcHighlightNumbersNumber">302</text:span>,<text:s/><text:span text:style-name="OrgSrcHighlightNumbersNumber">320</text:span><text:span text:style-name="OrgSrcRainbowDelimitersDepth1Face">)</text:span></text:p>
      <text:p text:style-name="OrgSrcBlock"><text:span text:style-name="OrgSrcFontLockVariableNameFace">lekciyna_303</text:span><text:s/><text:span text:style-name="OrgSrcFontLockOperatorFace">=</text:span><text:s/>Lekciyna<text:span text:style-name="OrgSrcRainbowDelimitersDepth1Face">(</text:span><text:span text:style-name="OrgSrcHighlightNumbersNumber">303</text:span>,<text:s/><text:span text:style-name="OrgSrcHighlightNumbersNumber">330</text:span><text:span text:style-name="OrgSrcRainbowDelimitersDepth1Face">)</text:span></text:p>
      <text:p text:style-name="OrgSrcBlock"/>
      <text:p text:style-name="OrgSrcBlock"><text:span text:style-name="OrgSrcFontLockCommentDelimiterFace">#<text:s/><text:s/><text:s/><text:s/></text:span><text:span text:style-name="OrgSrcFontLockCommentFace">COMPUTERNA</text:span></text:p>
      <text:p text:style-name="OrgSrcBlock"><text:span text:style-name="OrgSrcFontLockVariableNameFace">computerna_202</text:span><text:s/><text:span text:style-name="OrgSrcFontLockOperatorFace">=</text:span><text:s/>Computerna<text:span text:style-name="OrgSrcRainbowDelimitersDepth1Face">(</text:span><text:span text:style-name="OrgSrcHighlightNumbersNumber">202</text:span>,<text:s/><text:span text:style-name="OrgSrcHighlightNumbersNumber">220</text:span><text:span text:style-name="OrgSrcRainbowDelimitersDepth1Face">)</text:span></text:p>
      <text:p text:style-name="OrgSrcBlock"><text:span text:style-name="OrgSrcFontLockVariableNameFace">computerna_207</text:span><text:s/><text:span text:style-name="OrgSrcFontLockOperatorFace">=</text:span><text:s/>Computerna<text:span text:style-name="OrgSrcRainbowDelimitersDepth1Face">(</text:span><text:span text:style-name="OrgSrcHighlightNumbersNumber">207</text:span>,<text:s/><text:span text:style-name="OrgSrcHighlightNumbersNumber">270</text:span><text:span text:style-name="OrgSrcRainbowDelimitersDepth1Face">)</text:span></text:p>
      <text:p text:style-name="OrgSrcBlock"><text:span text:style-name="OrgSrcFontLockVariableNameFace">computerna_403</text:span><text:s/><text:span text:style-name="OrgSrcFontLockOperatorFace">=</text:span><text:s/>Computerna<text:span text:style-name="OrgSrcRainbowDelimitersDepth1Face">(</text:span><text:span text:style-name="OrgSrcHighlightNumbersNumber">403</text:span>,<text:s/><text:span text:style-name="OrgSrcHighlightNumbersNumber">430</text:span><text:span text:style-name="OrgSrcRainbowDelimitersDepth1Face">)</text:span></text:p>
      <text:p text:style-name="OrgSrcBlock"/>
      <text:p text:style-name="OrgSrcBlock"><text:span text:style-name="OrgSrcFontLockCommentDelimiterFace">#<text:s/><text:s/><text:s/><text:s/></text:span><text:span text:style-name="OrgSrcFontLockCommentFace">VYKLADATSKA</text:span></text:p>
      <text:p text:style-name="OrgSrcBlock"><text:span text:style-name="OrgSrcFontLockVariableNameFace">vykladatska_3</text:span><text:s/><text:span text:style-name="OrgSrcFontLockOperatorFace">=</text:span><text:s/>Vykladatska<text:span text:style-name="OrgSrcRainbowDelimitersDepth1Face">(</text:span><text:span text:style-name="OrgSrcHighlightNumbersNumber">3</text:span>,<text:s/><text:span text:style-name="OrgSrcHighlightNumbersNumber">30</text:span><text:span text:style-name="OrgSrcRainbowDelimitersDepth1Face">)</text:span></text:p>
      <text:p text:style-name="OrgSrcBlock"><text:span text:style-name="OrgSrcFontLockKeywordFace">import</text:span><text:s/>shelve</text:p>
      <text:p text:style-name="OrgSrcBlock"><text:span text:style-name="OrgSrcFontLockVariableNameFace">db</text:span><text:s/><text:span text:style-name="OrgSrcFontLockOperatorFace">=</text:span><text:s/>shelve.<text:span text:style-name="OrgSrcFontLockBuiltinFace">open</text:span><text:span text:style-name="OrgSrcRainbowDelimitersDepth1Face">(</text:span><text:span text:style-name="OrgSrcFontLockStringFace">"MyDB_made_with_shelve"</text:span><text:span text:style-name="OrgSrcRainbowDelimitersDepth1Face">)</text:span></text:p>
      <text:p text:style-name="OrgSrcBlock"><text:span text:style-name="OrgSrcFontLockKeywordFace">for</text:span><text:s/><text:span text:style-name="OrgSrcFontLockBuiltinFace">object</text:span><text:s/><text:span text:style-name="OrgSrcFontLockKeywordFace">in</text:span><text:s/><text:span text:style-name="OrgSrcRainbowDelimitersDepth1Face">(</text:span>lekciyna_301,lekciyna_302,lekciyna_303,computerna_202,computerna_207,computerna_403,vykladatska_3<text:span text:style-name="OrgSrcRainbowDelimitersDepth1Face">)</text:span>:</text:p>
      <text:p text:style-name="OrgSrcBlock"><text:s/><text:s/><text:s/><text:s/><text:span text:style-name="OrgSrcFontLockVariableNameFace">db</text:span><text:span text:style-name="OrgSrcRainbowDelimitersDepth1Face">[</text:span><text:span text:style-name="OrgSrcFontLockBuiltinFace">str</text:span><text:span text:style-name="OrgSrcRainbowDelimitersDepth2Face">(</text:span><text:span text:style-name="OrgSrcFontLockBuiltinFace">object</text:span>.nomer<text:span text:style-name="OrgSrcRainbowDelimitersDepth2Face">)</text:span><text:span text:style-name="OrgSrcRainbowDelimitersDepth1Face">]</text:span><text:s/><text:span text:style-name="OrgSrcFontLockOperatorFace">=</text:span><text:s/><text:span text:style-name="OrgSrcFontLockBuiltinFace">object</text:span></text:p>
      <text:p text:style-name="OrgSrcBlockLastLine">db.close<text:span text:style-name="OrgSrcRainbowDelimitersDepth1Face">(</text:span><text:span text:style-name="OrgSrcRainbowDelimitersDepth1Face">)</text:span></text:p>
      <text:p text:style-name="OrgSrcBlock"><text:span text:style-name="OrgSrcFontLockKeywordFace">import</text:span><text:s/>shelve</text:p>
      <text:p text:style-name="OrgSrcBlock"><text:span text:style-name="OrgSrcFontLockVariableNameFace">db</text:span><text:s/><text:span text:style-name="OrgSrcFontLockOperatorFace">=</text:span><text:s/>shelve.<text:span text:style-name="OrgSrcFontLockBuiltinFace">open</text:span><text:span text:style-name="OrgSrcRainbowDelimitersDepth1Face">(</text:span><text:span text:style-name="OrgSrcFontLockStringFace">"MyDB_made_with_shelve"</text:span><text:span text:style-name="OrgSrcRainbowDelimitersDepth1Face">)</text:span></text:p>
      <text:p text:style-name="OrgSrcBlock"><text:span text:style-name="OrgSrcFontLockKeywordFace">for</text:span><text:s/>key<text:s/><text:span text:style-name="OrgSrcFontLockKeywordFace">in</text:span><text:s/>db:</text:p>
      <text:p text:style-name="OrgSrcBlock"><text:s/><text:s/><text:s/><text:s/><text:span text:style-name="OrgSrcFontLockBuiltinFace">print</text:span><text:span text:style-name="OrgSrcRainbowDelimitersDepth1Face">(</text:span>key,<text:span text:style-name="OrgSrcFontLockStringFace">"=&gt;"</text:span>,db<text:span text:style-name="OrgSrcRainbowDelimitersDepth2Face">[</text:span>key<text:span text:style-name="OrgSrcRainbowDelimitersDepth2Face">]</text:span><text:span text:style-name="OrgSrcRainbowDelimitersDepth1Face">)</text:span></text:p>
      <text:p text:style-name="OrgSrcBlockLastLine">db.close<text:span text:style-name="OrgSrcRainbowDelimitersDepth1Face">(</text:span><text:span text:style-name="OrgSrcRainbowDelimitersDepth1Face">)</text:span></text:p>
      <text:p text:style-name="OrgSrcBlock">202<text:s/>=&gt;<text:s/></text:p>
      <text:p text:style-name="OrgSrcBlock"><text:s/><text:s/><text:s/><text:s/><text:s/><text:s/><text:s/><text:s/>Аудиторія<text:s/>номер<text:s/>202</text:p>
      <text:p text:style-name="OrgSrcBlock"><text:s/><text:s/><text:s/><text:s/><text:s/><text:s/><text:s/><text:s/><text:tab/>Призначення<text:s/>Комп'ютерна</text:p>
      <text:p text:style-name="OrgSrcBlock"><text:s/><text:s/><text:s/><text:s/><text:s/><text:s/><text:s/><text:s/><text:tab/>Кількість<text:s/>стільців<text:s/>220,<text:s/>0<text:s/>з<text:s/>яких<text:s/>обладнано<text:s/>комп'ютером</text:p>
      <text:p text:style-name="OrgSrcBlock"><text:s/><text:s/><text:s/><text:s/><text:s/><text:s/><text:s/><text:s/></text:p>
      <text:p text:style-name="OrgSrcBlock">207<text:s/>=&gt;<text:s/></text:p>
      <text:p text:style-name="OrgSrcBlock"><text:s/><text:s/><text:s/><text:s/><text:s/><text:s/><text:s/><text:s/>Аудиторія<text:s/>номер<text:s/>207</text:p>
      <text:p text:style-name="OrgSrcBlock"><text:s/><text:s/><text:s/><text:s/><text:s/><text:s/><text:s/><text:s/><text:tab/>Призначення<text:s/>Комп'ютерна</text:p>
      <text:p text:style-name="OrgSrcBlock"><text:s/><text:s/><text:s/><text:s/><text:s/><text:s/><text:s/><text:s/><text:tab/>Кількість<text:s/>стільців<text:s/>270,<text:s/>0<text:s/>з<text:s/>яких<text:s/>обладнано<text:s/>комп'ютером</text:p>
      <text:p text:style-name="OrgSrcBlock"><text:s/><text:s/><text:s/><text:s/><text:s/><text:s/><text:s/><text:s/></text:p>
      <text:p text:style-name="OrgSrcBlock">3<text:s/>=&gt;<text:s/></text:p>
      <text:p text:style-name="OrgSrcBlock"><text:s/><text:s/><text:s/><text:s/><text:s/><text:s/><text:s/><text:s/>Аудиторія<text:s/>номер<text:s/>3</text:p>
      <text:p text:style-name="OrgSrcBlock"><text:s/><text:s/><text:s/><text:s/><text:s/><text:s/><text:s/><text:s/><text:tab/>Призначення<text:s/>Викладатська</text:p>
      <text:p text:style-name="OrgSrcBlock"><text:s/><text:s/><text:s/><text:s/><text:s/><text:s/><text:s/><text:s/><text:tab/>Кількість<text:s/>стільців<text:s/>30</text:p>
      <text:p text:style-name="OrgSrcBlock"><text:s/><text:s/><text:s/><text:s/><text:s/><text:s/><text:s/><text:s/><text:tab/>Кафедра<text:s/>None</text:p>
      <text:p text:style-name="OrgSrcBlock">301<text:s/>=&gt;<text:s/></text:p>
      <text:p text:style-name="OrgSrcBlock"><text:s/><text:s/><text:s/><text:s/><text:s/><text:s/><text:s/><text:s/>Аудиторія<text:s/>номер<text:s/>301</text:p>
      <text:p text:style-name="OrgSrcBlock"><text:s/><text:s/><text:s/><text:s/><text:s/><text:s/><text:s/><text:s/><text:tab/>Призначення<text:s/>Лекційна</text:p>
      <text:p text:style-name="OrgSrcBlock"><text:s/><text:s/><text:s/><text:s/><text:s/><text:s/><text:s/><text:s/><text:tab/>Кількість<text:s/>стільців<text:s/>310</text:p>
      <text:p text:style-name="OrgSrcBlock"><text:s/><text:s/><text:s/><text:s/><text:s/><text:s/><text:s/><text:s/></text:p>
      <text:p text:style-name="OrgSrcBlock">302<text:s/>=&gt;<text:s/></text:p>
      <text:p text:style-name="OrgSrcBlock"><text:s/><text:s/><text:s/><text:s/><text:s/><text:s/><text:s/><text:s/>Аудиторія<text:s/>номер<text:s/>302</text:p>
      <text:p text:style-name="OrgSrcBlock"><text:s/><text:s/><text:s/><text:s/><text:s/><text:s/><text:s/><text:s/><text:tab/>Призначення<text:s/>Лекційна</text:p>
      <text:p text:style-name="OrgSrcBlock"><text:s/><text:s/><text:s/><text:s/><text:s/><text:s/><text:s/><text:s/><text:tab/>Кількість<text:s/>стільців<text:s/>320</text:p>
      <text:p text:style-name="OrgSrcBlock"><text:s/><text:s/><text:s/><text:s/><text:s/><text:s/><text:s/><text:s/></text:p>
      <text:p text:style-name="OrgSrcBlock">303<text:s/>=&gt;<text:s/></text:p>
      <text:p text:style-name="OrgSrcBlock"><text:s/><text:s/><text:s/><text:s/><text:s/><text:s/><text:s/><text:s/>Аудиторія<text:s/>номер<text:s/>303</text:p>
      <text:p text:style-name="OrgSrcBlock"><text:s/><text:s/><text:s/><text:s/><text:s/><text:s/><text:s/><text:s/><text:tab/>Призначення<text:s/>Лекційна</text:p>
      <text:p text:style-name="OrgSrcBlock"><text:s/><text:s/><text:s/><text:s/><text:s/><text:s/><text:s/><text:s/><text:tab/>Кількість<text:s/>стільців<text:s/>330</text:p>
      <text:p text:style-name="OrgSrcBlock"><text:s/><text:s/><text:s/><text:s/><text:s/><text:s/><text:s/><text:s/></text:p>
      <text:p text:style-name="OrgSrcBlock">403<text:s/>=&gt;<text:s/></text:p>
      <text:p text:style-name="OrgSrcBlock"><text:s/><text:s/><text:s/><text:s/><text:s/><text:s/><text:s/><text:s/>Аудиторія<text:s/>номер<text:s/>403</text:p>
      <text:p text:style-name="OrgSrcBlock"><text:s/><text:s/><text:s/><text:s/><text:s/><text:s/><text:s/><text:s/><text:tab/>Призначення<text:s/>Комп'ютерна</text:p>
      <text:p text:style-name="OrgSrcBlock"><text:s/><text:s/><text:s/><text:s/><text:s/><text:s/><text:s/><text:s/><text:tab/>Кількість<text:s/>стільців<text:s/>430,<text:s/>0<text:s/>з<text:s/>яких<text:s/>обладнано<text:s/>комп'ютером</text:p>
      <text:p text:style-name="OrgSrcBlockLastLine"><text:s/><text:s/><text:s/><text:s/><text:s/><text:s/><text:s/><text:s/></text:p>
      <text:h text:style-name="Heading_20_3" text:outline-level="3" text:is-list-header="false">
<text:bookmark-start text:name="OrgXref.orga50bd8e"/>
<text:bookmark text:name="orga50bd8e"/>Модуль dbm
<text:bookmark-end text:name="OrgXref.orga50bd8e"/></text:h>
      <text:p text:style-name="OrgSrcBlock"><text:span text:style-name="OrgSrcFontLockKeywordFace">import</text:span><text:s/>dbm</text:p>
      <text:p text:style-name="OrgSrcBlock"/>
      <text:p text:style-name="OrgSrcBlock"><text:span text:style-name="OrgSrcFontLockKeywordFace">from</text:span><text:s/>avramenko_3_var_1_step_5<text:s/><text:span text:style-name="OrgSrcFontLockKeywordFace">import</text:span><text:s/>Audytoriya,<text:s/>Lekciyna,<text:s/>Computerna,<text:s/>Vykladatska</text:p>
      <text:p text:style-name="OrgSrcBlock"><text:span text:style-name="OrgSrcFontLockCommentDelimiterFace">#<text:s/><text:s/><text:s/><text:s/></text:span><text:span text:style-name="OrgSrcFontLockCommentFace">LEKCIYNA</text:span></text:p>
      <text:p text:style-name="OrgSrcBlock"><text:span text:style-name="OrgSrcFontLockVariableNameFace">lekciyna_301</text:span><text:s/><text:span text:style-name="OrgSrcFontLockOperatorFace">=</text:span><text:s/>Lekciyna<text:span text:style-name="OrgSrcRainbowDelimitersDepth1Face">(</text:span><text:span text:style-name="OrgSrcHighlightNumbersNumber">301</text:span>,<text:s/><text:span text:style-name="OrgSrcHighlightNumbersNumber">310</text:span><text:span text:style-name="OrgSrcRainbowDelimitersDepth1Face">)</text:span></text:p>
      <text:p text:style-name="OrgSrcBlock"><text:span text:style-name="OrgSrcFontLockVariableNameFace">lekciyna_302</text:span><text:s/><text:span text:style-name="OrgSrcFontLockOperatorFace">=</text:span><text:s/>Lekciyna<text:span text:style-name="OrgSrcRainbowDelimitersDepth1Face">(</text:span><text:span text:style-name="OrgSrcHighlightNumbersNumber">302</text:span>,<text:s/><text:span text:style-name="OrgSrcHighlightNumbersNumber">320</text:span><text:span text:style-name="OrgSrcRainbowDelimitersDepth1Face">)</text:span></text:p>
      <text:p text:style-name="OrgSrcBlock"><text:span text:style-name="OrgSrcFontLockVariableNameFace">lekciyna_303</text:span><text:s/><text:span text:style-name="OrgSrcFontLockOperatorFace">=</text:span><text:s/>Lekciyna<text:span text:style-name="OrgSrcRainbowDelimitersDepth1Face">(</text:span><text:span text:style-name="OrgSrcHighlightNumbersNumber">303</text:span>,<text:s/><text:span text:style-name="OrgSrcHighlightNumbersNumber">330</text:span><text:span text:style-name="OrgSrcRainbowDelimitersDepth1Face">)</text:span></text:p>
      <text:p text:style-name="OrgSrcBlock"/>
      <text:p text:style-name="OrgSrcBlock"><text:span text:style-name="OrgSrcFontLockCommentDelimiterFace">#<text:s/><text:s/><text:s/><text:s/></text:span><text:span text:style-name="OrgSrcFontLockCommentFace">COMPUTERNA</text:span></text:p>
      <text:p text:style-name="OrgSrcBlock"><text:span text:style-name="OrgSrcFontLockVariableNameFace">computerna_202</text:span><text:s/><text:span text:style-name="OrgSrcFontLockOperatorFace">=</text:span><text:s/>Computerna<text:span text:style-name="OrgSrcRainbowDelimitersDepth1Face">(</text:span><text:span text:style-name="OrgSrcHighlightNumbersNumber">202</text:span>,<text:s/><text:span text:style-name="OrgSrcHighlightNumbersNumber">220</text:span><text:span text:style-name="OrgSrcRainbowDelimitersDepth1Face">)</text:span></text:p>
      <text:p text:style-name="OrgSrcBlock"><text:span text:style-name="OrgSrcFontLockVariableNameFace">computerna_207</text:span><text:s/><text:span text:style-name="OrgSrcFontLockOperatorFace">=</text:span><text:s/>Computerna<text:span text:style-name="OrgSrcRainbowDelimitersDepth1Face">(</text:span><text:span text:style-name="OrgSrcHighlightNumbersNumber">207</text:span>,<text:s/><text:span text:style-name="OrgSrcHighlightNumbersNumber">270</text:span><text:span text:style-name="OrgSrcRainbowDelimitersDepth1Face">)</text:span></text:p>
      <text:p text:style-name="OrgSrcBlock"><text:span text:style-name="OrgSrcFontLockVariableNameFace">computerna_403</text:span><text:s/><text:span text:style-name="OrgSrcFontLockOperatorFace">=</text:span><text:s/>Computerna<text:span text:style-name="OrgSrcRainbowDelimitersDepth1Face">(</text:span><text:span text:style-name="OrgSrcHighlightNumbersNumber">403</text:span>,<text:s/><text:span text:style-name="OrgSrcHighlightNumbersNumber">430</text:span><text:span text:style-name="OrgSrcRainbowDelimitersDepth1Face">)</text:span></text:p>
      <text:p text:style-name="OrgSrcBlock"/>
      <text:p text:style-name="OrgSrcBlock"><text:span text:style-name="OrgSrcFontLockCommentDelimiterFace">#<text:s/><text:s/><text:s/><text:s/></text:span><text:span text:style-name="OrgSrcFontLockCommentFace">VYKLADATSKA</text:span></text:p>
      <text:p text:style-name="OrgSrcBlock"><text:span text:style-name="OrgSrcFontLockVariableNameFace">vykladatska_3</text:span><text:s/><text:span text:style-name="OrgSrcFontLockOperatorFace">=</text:span><text:s/>Vykladatska<text:span text:style-name="OrgSrcRainbowDelimitersDepth1Face">(</text:span><text:span text:style-name="OrgSrcHighlightNumbersNumber">3</text:span>,<text:s/><text:span text:style-name="OrgSrcHighlightNumbersNumber">30</text:span><text:span text:style-name="OrgSrcRainbowDelimitersDepth1Face">)</text:span></text:p>
      <text:p text:style-name="OrgSrcBlock"/>
      <text:p text:style-name="OrgSrcBlock"><text:span text:style-name="OrgSrcFontLockVariableNameFace">db</text:span><text:s/><text:span text:style-name="OrgSrcFontLockOperatorFace">=</text:span><text:s/>dbm.<text:span text:style-name="OrgSrcFontLockBuiltinFace">open</text:span><text:span text:style-name="OrgSrcRainbowDelimitersDepth1Face">(</text:span><text:span text:style-name="OrgSrcFontLockStringFace">"MyDB_made_with_dbm"</text:span>,<text:s/><text:span text:style-name="OrgSrcFontLockStringFace">'n'</text:span><text:span text:style-name="OrgSrcRainbowDelimitersDepth1Face">)</text:span></text:p>
      <text:p text:style-name="OrgSrcBlock"><text:span text:style-name="OrgSrcFontLockKeywordFace">for</text:span><text:s/><text:span text:style-name="OrgSrcFontLockBuiltinFace">object</text:span><text:s/><text:span text:style-name="OrgSrcFontLockKeywordFace">in</text:span><text:s/><text:span text:style-name="OrgSrcRainbowDelimitersDepth1Face">(</text:span>lekciyna_301,lekciyna_302,lekciyna_303,computerna_202,computerna_207,computerna_403,vykladatska_3<text:span text:style-name="OrgSrcRainbowDelimitersDepth1Face">)</text:span>:</text:p>
      <text:p text:style-name="OrgSrcBlock"><text:s/><text:s/><text:s/><text:s/><text:span text:style-name="OrgSrcFontLockVariableNameFace">db</text:span><text:span text:style-name="OrgSrcRainbowDelimitersDepth1Face">[</text:span><text:span text:style-name="OrgSrcFontLockBuiltinFace">object</text:span>.nomer<text:span text:style-name="OrgSrcRainbowDelimitersDepth1Face">]</text:span><text:span text:style-name="OrgSrcFontLockOperatorFace">=</text:span><text:span text:style-name="OrgSrcFontLockBuiltinFace">str</text:span><text:span text:style-name="OrgSrcRainbowDelimitersDepth1Face">(</text:span><text:span text:style-name="OrgSrcFontLockBuiltinFace">object</text:span><text:span text:style-name="OrgSrcRainbowDelimitersDepth1Face">)</text:span></text:p>
      <text:p text:style-name="OrgSrcBlockLastLine">db.close</text:p>
      <text:p text:style-name="OrgSrcBlock"><text:span text:style-name="OrgSrcFontLockKeywordFace">import</text:span><text:s/>dbm</text:p>
      <text:p text:style-name="OrgSrcBlock"/>
      <text:p text:style-name="OrgSrcBlock"><text:span text:style-name="OrgSrcFontLockVariableNameFace">db</text:span><text:s/><text:span text:style-name="OrgSrcFontLockOperatorFace">=</text:span><text:s/>dbm.<text:span text:style-name="OrgSrcFontLockBuiltinFace">open</text:span><text:span text:style-name="OrgSrcRainbowDelimitersDepth1Face">(</text:span><text:span text:style-name="OrgSrcFontLockStringFace">"MyDB_made_with_dbm"</text:span>,<text:s/><text:span text:style-name="OrgSrcFontLockStringFace">'r'</text:span>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BuiltinFace">list</text:span><text:span text:style-name="OrgSrcRainbowDelimitersDepth2Face">(</text:span>db.keys<text:span text:style-name="OrgSrcRainbowDelimitersDepth3Face">(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"><text:span text:style-name="OrgSrcFontLockVariableNameFace">db_keys</text:span><text:s/><text:span text:style-name="OrgSrcFontLockOperatorFace">=</text:span><text:s/><text:span text:style-name="OrgSrcFontLockBuiltinFace">list</text:span><text:span text:style-name="OrgSrcRainbowDelimitersDepth1Face">(</text:span>db.keys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"><text:span text:style-name="OrgSrcFontLockCommentDelimiterFace">#<text:s/></text:span><text:span text:style-name="OrgSrcFontLockCommentFace">for<text:s/>i<text:s/>in<text:s/>db_keys:</text:span></text:p>
      <text:p text:style-name="OrgSrcBlock"><text:span text:style-name="OrgSrcFontLockCommentDelimiterFace">#<text:s/><text:s/><text:s/><text:s/><text:s/></text:span><text:span text:style-name="OrgSrcFontLockCommentFace">print(db[i])</text:span></text:p>
      <text:p text:style-name="OrgSrcBlock"><text:span text:style-name="OrgSrcFontLockKeywordFace">for</text:span><text:s/>i<text:s/><text:span text:style-name="OrgSrcFontLockKeywordFace">in</text:span><text:s/>db_keys:</text:p>
      <text:p text:style-name="OrgSrcBlockLastLine"><text:s/><text:s/><text:s/><text:s/><text:span text:style-name="OrgSrcFontLockBuiltinFace">print</text:span><text:span text:style-name="OrgSrcRainbowDelimitersDepth1Face">(</text:span>db<text:span text:style-name="OrgSrcRainbowDelimitersDepth2Face">[</text:span>i<text:span text:style-name="OrgSrcRainbowDelimitersDepth2Face">]</text:span>.decode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">[b'202',<text:s/>b'207',<text:s/>b'3',<text:s/>b'301',<text:s/>b'302',<text:s/>b'303',<text:s/>b'403']</text:p>
      <text:p text:style-name="OrgSrcBlock"/>
      <text:p text:style-name="OrgSrcBlock"><text:s/><text:s/><text:s/><text:s/><text:s/><text:s/><text:s/><text:s/>Аудиторія<text:s/>номер<text:s/>202</text:p>
      <text:p text:style-name="OrgSrcBlock"><text:s/><text:s/><text:s/><text:s/><text:s/><text:s/><text:s/><text:s/><text:tab/>Призначення<text:s/>Комп'ютерна</text:p>
      <text:p text:style-name="OrgSrcBlock"><text:s/><text:s/><text:s/><text:s/><text:s/><text:s/><text:s/><text:s/><text:tab/>Кількість<text:s/>стільців<text:s/>220,<text:s/>0<text:s/>з<text:s/>яких<text:s/>обладнано<text:s/>комп'ютером</text:p>
      <text:p text:style-name="OrgSrcBlock"><text:s/><text:s/><text:s/><text:s/><text:s/><text:s/><text:s/><text:s/></text:p>
      <text:p text:style-name="OrgSrcBlock"/>
      <text:p text:style-name="OrgSrcBlock"><text:s/><text:s/><text:s/><text:s/><text:s/><text:s/><text:s/><text:s/>Аудиторія<text:s/>номер<text:s/>207</text:p>
      <text:p text:style-name="OrgSrcBlock"><text:s/><text:s/><text:s/><text:s/><text:s/><text:s/><text:s/><text:s/><text:tab/>Призначення<text:s/>Комп'ютерна</text:p>
      <text:p text:style-name="OrgSrcBlock"><text:s/><text:s/><text:s/><text:s/><text:s/><text:s/><text:s/><text:s/><text:tab/>Кількість<text:s/>стільців<text:s/>270,<text:s/>0<text:s/>з<text:s/>яких<text:s/>обладнано<text:s/>комп'ютером</text:p>
      <text:p text:style-name="OrgSrcBlock"><text:s/><text:s/><text:s/><text:s/><text:s/><text:s/><text:s/><text:s/></text:p>
      <text:p text:style-name="OrgSrcBlock"/>
      <text:p text:style-name="OrgSrcBlock"><text:s/><text:s/><text:s/><text:s/><text:s/><text:s/><text:s/><text:s/>Аудиторія<text:s/>номер<text:s/>3</text:p>
      <text:p text:style-name="OrgSrcBlock"><text:s/><text:s/><text:s/><text:s/><text:s/><text:s/><text:s/><text:s/><text:tab/>Призначення<text:s/>Викладатська</text:p>
      <text:p text:style-name="OrgSrcBlock"><text:s/><text:s/><text:s/><text:s/><text:s/><text:s/><text:s/><text:s/><text:tab/>Кількість<text:s/>стільців<text:s/>30</text:p>
      <text:p text:style-name="OrgSrcBlock"><text:s/><text:s/><text:s/><text:s/><text:s/><text:s/><text:s/><text:s/><text:tab/>Кафедра<text:s/>None</text:p>
      <text:p text:style-name="OrgSrcBlock"/>
      <text:p text:style-name="OrgSrcBlock"><text:s/><text:s/><text:s/><text:s/><text:s/><text:s/><text:s/><text:s/>Аудиторія<text:s/>номер<text:s/>301</text:p>
      <text:p text:style-name="OrgSrcBlock"><text:s/><text:s/><text:s/><text:s/><text:s/><text:s/><text:s/><text:s/><text:tab/>Призначення<text:s/>Лекційна</text:p>
      <text:p text:style-name="OrgSrcBlock"><text:s/><text:s/><text:s/><text:s/><text:s/><text:s/><text:s/><text:s/><text:tab/>Кількість<text:s/>стільців<text:s/>310</text:p>
      <text:p text:style-name="OrgSrcBlock"><text:s/><text:s/><text:s/><text:s/><text:s/><text:s/><text:s/><text:s/></text:p>
      <text:p text:style-name="OrgSrcBlock"/>
      <text:p text:style-name="OrgSrcBlock"><text:s/><text:s/><text:s/><text:s/><text:s/><text:s/><text:s/><text:s/>Аудиторія<text:s/>номер<text:s/>302</text:p>
      <text:p text:style-name="OrgSrcBlock"><text:s/><text:s/><text:s/><text:s/><text:s/><text:s/><text:s/><text:s/><text:tab/>Призначення<text:s/>Лекційна</text:p>
      <text:p text:style-name="OrgSrcBlock"><text:s/><text:s/><text:s/><text:s/><text:s/><text:s/><text:s/><text:s/><text:tab/>Кількість<text:s/>стільців<text:s/>320</text:p>
      <text:p text:style-name="OrgSrcBlock"><text:s/><text:s/><text:s/><text:s/><text:s/><text:s/><text:s/><text:s/></text:p>
      <text:p text:style-name="OrgSrcBlock"/>
      <text:p text:style-name="OrgSrcBlock"><text:s/><text:s/><text:s/><text:s/><text:s/><text:s/><text:s/><text:s/>Аудиторія<text:s/>номер<text:s/>303</text:p>
      <text:p text:style-name="OrgSrcBlock"><text:s/><text:s/><text:s/><text:s/><text:s/><text:s/><text:s/><text:s/><text:tab/>Призначення<text:s/>Лекційна</text:p>
      <text:p text:style-name="OrgSrcBlock"><text:s/><text:s/><text:s/><text:s/><text:s/><text:s/><text:s/><text:s/><text:tab/>Кількість<text:s/>стільців<text:s/>330</text:p>
      <text:p text:style-name="OrgSrcBlock"><text:s/><text:s/><text:s/><text:s/><text:s/><text:s/><text:s/><text:s/></text:p>
      <text:p text:style-name="OrgSrcBlock"/>
      <text:p text:style-name="OrgSrcBlock"><text:s/><text:s/><text:s/><text:s/><text:s/><text:s/><text:s/><text:s/>Аудиторія<text:s/>номер<text:s/>403</text:p>
      <text:p text:style-name="OrgSrcBlock"><text:s/><text:s/><text:s/><text:s/><text:s/><text:s/><text:s/><text:s/><text:tab/>Призначення<text:s/>Комп'ютерна</text:p>
      <text:p text:style-name="OrgSrcBlock"><text:s/><text:s/><text:s/><text:s/><text:s/><text:s/><text:s/><text:s/><text:tab/>Кількість<text:s/>стільців<text:s/>430,<text:s/>0<text:s/>з<text:s/>яких<text:s/>обладнано<text:s/>комп'ютером</text:p>
      <text:p text:style-name="OrgSrcBlockLastLine"><text:s/><text:s/><text:s/><text:s/><text:s/><text:s/><text:s/><text:s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3Face" style:family="text">
      <style:text-properties fo:color="#008899"/>
    </style:style>
    <style:style style:name="OrgSrcRainbowDelimitersDepth2Face" style:family="text">
      <style:text-properties fo:color="#dd22dd"/>
    </style:style>
    <style:style style:name="OrgSrcFontLockCommentFace" style:family="text">
      <style:text-properties fo:color="#000000"/>
    </style:style>
    <style:style style:name="OrgSrcFontLockCommentDelimiterFace" style:family="text">
      <style:text-properties fo:color="#000000"/>
    </style:style>
    <style:style style:name="OrgSrcFontLockStringFace" style:family="text">
      <style:text-properties fo:color="#3548cf"/>
    </style:style>
    <style:style style:name="OrgSrcFontLockBuiltinFace" style:family="text">
      <style:text-properties fo:color="#000000"/>
    </style:style>
    <style:style style:name="OrgSrcFontLockVariableNameFace" style:family="text">
      <style:text-properties fo:color="#005e8b"/>
    </style:style>
    <style:style style:name="OrgSrcHighlightNumbersNumber" style:family="text">
      <style:text-properties fo:color="#0000b0"/>
    </style:style>
    <style:style style:name="OrgSrcFontLockConstantFace" style:family="text">
      <style:text-properties fo:color="#0000b0"/>
    </style:style>
    <style:style style:name="OrgSrcFontLockOperatorFace" style:family="text">
      <style:text-properties fo:color="#000000"/>
    </style:style>
    <style:style style:name="OrgSrcFontLockFunctionNameFace" style:family="text">
      <style:text-properties fo:color="#721045"/>
    </style:style>
    <style:style style:name="OrgSrcBlock" style:family="paragraph" style:parent-style-name="Preformatted_20_Text">
      <style:paragraph-properties fo:background-color="#fbf7f0" fo:padding="0.049cm" fo:border="0.51pt solid #000000" style:shadow="none">
        <style:background-image/>
      </style:paragraph-properties>
      <style:text-properties fo:color="#000000"/>
    </style:style>
    <style:style style:name="OrgSrcRainbowDelimitersDepth1Face" style:family="text">
      <style:text-properties fo:color="#000000"/>
    </style:style>
    <style:style style:name="OrgSrcFontLockTypeFace" style:family="text">
      <style:text-properties fo:color="#000000"/>
    </style:style>
    <style:style style:name="OrgSrcFontLockKeywordFace" style:family="text"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Авраменко Ігор Андрійович 201-Б</dc:creator>
    <meta:initial-creator>Авраменко Ігор Андрійович 201-Б</meta:initial-creator>
    <dc:date>2025-03-09</dc:date>
    <meta:creation-date>2025-03-09</meta:creation-date>
    <meta:generator>Emacs 30.1 (Org mode 9.7.11)</meta:generator>
    <meta:keyword/>
    <dc:subject/>
    <dc:title>ООП: розробка сховища даних</dc:title>
  </office:meta>
</office:document-meta>
</file>